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Andale Mono', 'Ubuntu Mono', monospace"/>
    <style:font-face style:name="Open Sans" svg:font-family="'Open Sans', sans-serif"/>
    <style:font-face style:name="OpenSymbol" svg:font-family="OpenSymbol"/>
    <style:font-face style:name="Raleway" svg:font-family="Raleway,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4pt" fo:letter-spacing="normal" fo:font-style="normal" fo:font-weight="normal"/>
    </style:style>
    <style:style style:name="P3" style:family="paragraph" style:parent-style-name="Heading_20_2">
      <style:paragraph-properties fo:margin-left="0cm" fo:margin-right="0cm" fo:orphans="2" fo:widows="2" fo:text-indent="0cm" style:auto-text-indent="false"/>
      <style:text-properties fo:font-variant="normal" fo:text-transform="none" fo:color="#ff6347" style:font-name="Raleway" fo:letter-spacing="normal" fo:font-style="normal" fo:font-weight="bold"/>
    </style:style>
    <style:style style:name="P4" style:family="paragraph" style:parent-style-name="Heading_20_1">
      <style:text-properties fo:font-variant="normal" fo:text-transform="none" fo:color="#ff6347" style:text-line-through-style="none" style:font-name="Raleway" fo:font-size="20pt" fo:letter-spacing="normal" fo:font-style="normal" style:text-underline-style="none" fo:font-weight="bold" style:text-blinking="false" style:font-size-asian="20pt" style:font-size-complex="20pt"/>
    </style:style>
    <style:style style:name="P5" style:family="paragraph" style:parent-style-name="Preformatted_20_Text">
      <style:paragraph-properties fo:margin-left="0cm" fo:margin-right="0cm" fo:margin-top="0cm" fo:margin-bottom="0cm" fo:line-height="150%" fo:text-align="start" style:justify-single-word="false" fo:orphans="2" fo:widows="2" fo:text-indent="0cm" style:auto-text-indent="false" fo:background-color="#193549">
        <style:background-image/>
      </style:paragraph-properties>
    </style:style>
    <style:style style:name="P6" style:family="paragraph" style:parent-style-name="Preformatted_20_Text">
      <style:paragraph-properties fo:margin-left="0cm" fo:margin-right="0cm" fo:margin-top="0cm" fo:margin-bottom="0cm" fo:line-height="150%" fo:text-align="start" style:justify-single-word="false" fo:orphans="2" fo:widows="2" fo:text-indent="0cm" style:auto-text-indent="false" fo:background-color="#193549" fo:padding="0cm" fo:border="none">
        <style:background-image/>
      </style:paragraph-properties>
    </style:style>
    <style:style style:name="P7" style:family="paragraph" style:parent-style-name="Preformatted_20_Text">
      <style:paragraph-properties fo:margin-left="0cm" fo:margin-right="0cm" fo:margin-top="0cm" fo:margin-bottom="0cm" fo:line-height="150%" fo:orphans="2" fo:widows="2" fo:text-indent="0cm" style:auto-text-indent="false" fo:background-color="#272822">
        <style:background-image/>
      </style:paragraph-properties>
    </style:style>
    <style:style style:name="P8" style:family="paragraph" style:parent-style-name="Preformatted_20_Text">
      <style:paragraph-properties fo:margin-left="0cm" fo:margin-right="0cm" fo:margin-top="0cm" fo:margin-bottom="0cm" fo:line-height="150%" fo:orphans="2" fo:widows="2" fo:text-indent="0cm" style:auto-text-indent="false" fo:background-color="#272822" fo:padding="0cm" fo:border="none">
        <style:background-image/>
      </style:paragraph-properties>
    </style:style>
    <style:style style:name="P9" style:family="paragraph" style:parent-style-name="Preformatted_20_Text">
      <style:paragraph-properties fo:margin-top="0cm" fo:margin-bottom="0cm" fo:line-height="150%" fo:orphans="2" fo:widows="2" fo:background-color="#272822">
        <style:background-image/>
      </style:paragraph-properties>
    </style:style>
    <style:style style:name="P10" style:family="paragraph" style:parent-style-name="Preformatted_20_Text">
      <style:paragraph-properties fo:margin-top="0cm" fo:margin-bottom="0cm" fo:line-height="150%" fo:orphans="2" fo:widows="2" fo:background-color="#272822" fo:padding-left="0.049cm" fo:padding-right="0cm" fo:padding-top="0cm" fo:padding-bottom="0cm" fo:border-left="0.088cm solid #ff6347" fo:border-right="none" fo:border-top="none" fo:border-bottom="none">
        <style:background-image/>
      </style:paragraph-properties>
    </style:style>
    <style:style style:name="P11" style:family="paragraph" style:parent-style-name="Preformatted_20_Text">
      <style:paragraph-properties fo:margin-top="0cm" fo:margin-bottom="0cm" fo:line-height="150%" fo:orphans="2" fo:widows="2" fo:background-color="#272822" fo:padding="0cm" fo:border="none">
        <style:background-image/>
      </style:paragraph-properties>
    </style:style>
    <style:style style:name="P12" style:family="paragraph" style:parent-style-name="Preformatted_20_Text">
      <style:paragraph-properties fo:margin-top="0cm" fo:margin-bottom="0cm" fo:line-height="150%" fo:text-align="start" style:justify-single-word="false" fo:orphans="2" fo:widows="2" fo:background-color="#193549" fo:padding="0cm" fo:border="none">
        <style:background-image/>
      </style:paragraph-properties>
    </style:style>
    <style:style style:name="P13" style:family="paragraph" style:parent-style-name="Preformatted_20_Text">
      <style:paragraph-properties fo:margin-top="0cm" fo:margin-bottom="0cm" fo:line-height="150%" fo:text-align="start" style:justify-single-word="false" fo:orphans="2" fo:widows="2" fo:background-color="#193549">
        <style:background-image/>
      </style:paragraph-properties>
    </style:style>
    <style:style style:name="P14" style:family="paragraph" style:parent-style-name="Heading_20_2">
      <style:paragraph-properties fo:margin-left="0cm" fo:margin-right="0cm" fo:orphans="2" fo:widows="2" fo:text-indent="0cm" style:auto-text-indent="false"/>
      <style:text-properties fo:font-variant="normal" fo:text-transform="none" fo:color="#ff6347" style:font-name="Raleway" fo:letter-spacing="normal" fo:font-style="normal" fo:font-weight="bold"/>
    </style:style>
    <style:style style:name="P15" style:family="paragraph" style:parent-style-name="Text_20_body">
      <style:text-properties fo:color="#566270" style:text-line-through-style="none" style:font-name="sans-serif" fo:font-size="15pt" style:text-underline-style="none" style:text-blinking="false"/>
    </style:style>
    <style:style style:name="P16" style:family="paragraph" style:parent-style-name="Text_20_body">
      <style:paragraph-properties fo:orphans="2" fo:widows="2"/>
      <style:text-properties fo:font-variant="normal" fo:text-transform="none" fo:color="#444444" style:font-name="Open Sans" fo:font-size="14pt" fo:letter-spacing="normal" fo:font-style="normal" fo:font-weight="normal"/>
    </style:style>
    <style:style style:name="P17" style:family="paragraph" style:parent-style-name="Text_20_body" style:list-style-name="L1">
      <style:paragraph-properties fo:orphans="2" fo:widows="2"/>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4pt" fo:letter-spacing="normal" fo:font-style="normal" fo:font-weight="normal"/>
    </style:style>
    <style:style style:name="P21" style:family="paragraph" style:parent-style-name="Text_20_body">
      <style:paragraph-properties fo:margin-left="0cm" fo:margin-right="0cm" fo:orphans="2" fo:widows="2" fo:text-indent="0cm" style:auto-text-indent="false"/>
      <style:text-properties fo:font-variant="normal" fo:text-transform="none" fo:color="#ff6347" style:font-name="Raleway" fo:letter-spacing="normal" fo:font-style="normal" fo:font-weight="bold"/>
    </style:style>
    <style:style style:name="P22" style:family="paragraph" style:parent-style-name="Text_20_body">
      <style:paragraph-properties fo:margin-left="0cm" fo:margin-right="0cm" fo:margin-top="0cm" fo:margin-bottom="0cm" fo:orphans="2" fo:widows="2" fo:text-indent="0cm" style:auto-text-indent="false" fo:padding-left="0.049cm" fo:padding-right="0cm" fo:padding-top="0cm" fo:padding-bottom="0cm" fo:border-left="0.088cm solid #ff6347" fo:border-right="none" fo:border-top="none" fo:border-bottom="none"/>
      <style:text-properties fo:font-variant="normal" fo:text-transform="none" fo:color="#444444" style:font-name="Open Sans" fo:letter-spacing="normal" fo:font-style="normal" fo:font-weight="normal" fo:background-color="#eeeeee"/>
    </style:style>
    <style:style style:name="P23" style:family="paragraph" style:parent-style-name="Text_20_body">
      <style:paragraph-properties fo:margin-left="0cm" fo:margin-right="0cm" fo:margin-top="0cm" fo:margin-bottom="0cm" fo:orphans="2" fo:widows="2" fo:text-indent="0cm" style:auto-text-indent="false" fo:padding-left="0.049cm" fo:padding-right="0cm" fo:padding-top="0cm" fo:padding-bottom="0cm" fo:border-left="0.088cm solid #ff6347" fo:border-right="none" fo:border-top="none" fo:border-bottom="none"/>
    </style:style>
    <style:style style:name="P24" style:family="paragraph" style:parent-style-name="Text_20_body">
      <style:paragraph-properties fo:margin-left="0cm" fo:margin-right="0cm" fo:orphans="2" fo:widows="2" fo:text-indent="0cm" style:auto-text-indent="false" fo:padding-left="0.049cm" fo:padding-right="0cm" fo:padding-top="0cm" fo:padding-bottom="0cm" fo:border-left="0.088cm solid #ff6347" fo:border-right="none" fo:border-top="none" fo:border-bottom="none"/>
    </style:style>
    <style:style style:name="P25" style:family="paragraph" style:parent-style-name="Text_20_body">
      <style:paragraph-properties fo:margin-left="0cm" fo:margin-right="0cm" fo:orphans="2" fo:widows="2" fo:text-indent="0cm" style:auto-text-indent="false" fo:padding-left="0.049cm" fo:padding-right="0cm" fo:padding-top="0cm" fo:padding-bottom="0cm" fo:border-left="0.088cm solid #ff6347" fo:border-right="none" fo:border-top="none" fo:border-bottom="none"/>
      <style:text-properties fo:font-variant="normal" fo:text-transform="none" fo:color="#444444" style:font-name="Open Sans" fo:letter-spacing="normal" fo:font-style="normal" fo:font-weight="normal" fo:background-color="#eeeeee"/>
    </style:style>
    <style:style style:name="P26" style:family="paragraph" style:parent-style-name="Text_20_body">
      <style:paragraph-properties fo:margin-top="0cm" fo:margin-bottom="0cm" fo:orphans="2" fo:widows="2"/>
      <style:text-properties fo:font-variant="normal" fo:text-transform="none" fo:color="#444444" style:font-name="Open Sans" fo:font-size="14pt" fo:letter-spacing="normal" fo:font-style="normal" fo:font-weight="normal"/>
    </style:style>
    <style:style style:name="P27" style:family="paragraph" style:parent-style-name="Text_20_body" style:list-style-name="L1">
      <style:paragraph-properties fo:margin-top="0cm" fo:margin-bottom="0cm" fo:orphans="2" fo:widows="2"/>
    </style:style>
    <style:style style:name="P28" style:family="paragraph" style:parent-style-name="Text_20_body">
      <style:paragraph-properties fo:margin-top="0cm" fo:margin-bottom="0cm" fo:orphans="2" fo:widows="2" fo:padding-left="0.049cm" fo:padding-right="0cm" fo:padding-top="0cm" fo:padding-bottom="0cm" fo:border-left="0.088cm solid #ff6347" fo:border-right="none" fo:border-top="none" fo:border-bottom="none"/>
    </style:style>
    <style:style style:name="P29" style:family="paragraph" style:parent-style-name="Text_20_body">
      <style:paragraph-properties fo:margin-top="0cm" fo:margin-bottom="0cm" fo:orphans="2" fo:widows="2" fo:padding-left="0.049cm" fo:padding-right="0cm" fo:padding-top="0cm" fo:padding-bottom="0cm" fo:border-left="0.088cm solid #ff6347" fo:border-right="none" fo:border-top="none" fo:border-bottom="none"/>
      <style:text-properties fo:font-variant="normal" fo:text-transform="none" fo:color="#444444" style:font-name="Open Sans" fo:letter-spacing="normal" fo:font-style="normal" fo:font-weight="normal" fo:background-color="#eeeeee"/>
    </style:style>
    <style:style style:name="P30" style:family="paragraph" style:parent-style-name="Text_20_body">
      <style:paragraph-properties fo:margin-top="0cm" fo:margin-bottom="0cm" fo:orphans="2" fo:widows="2" fo:padding="0cm" fo:border="none"/>
    </style:style>
    <style:style style:name="P31" style:family="paragraph" style:parent-style-name="Text_20_body">
      <style:paragraph-properties fo:orphans="2" fo:widows="2" fo:padding-left="0.049cm" fo:padding-right="0cm" fo:padding-top="0cm" fo:padding-bottom="0cm" fo:border-left="0.088cm solid #ff6347" fo:border-right="none" fo:border-top="none" fo:border-bottom="none"/>
      <style:text-properties fo:font-variant="normal" fo:text-transform="none" fo:color="#444444" style:font-name="Open Sans" fo:letter-spacing="normal" fo:font-style="normal" fo:font-weight="normal" fo:background-color="#eeeeee"/>
    </style:style>
    <style:style style:name="T1" style:family="text">
      <style:text-properties fo:font-variant="normal" fo:text-transform="none" fo:color="#406bc0" style:font-name="Open Sans" fo:font-size="14pt" fo:letter-spacing="normal" fo:font-style="normal" fo:font-weight="normal"/>
    </style:style>
    <style:style style:name="T2" style:family="text">
      <style:text-properties fo:font-variant="normal" fo:text-transform="none" fo:color="#406bc0" style:font-name="Open Sans" fo:letter-spacing="normal" fo:font-style="normal" fo:font-weight="normal" fo:background-color="#eeeeee"/>
    </style:style>
    <style:style style:name="T3" style:family="text">
      <style:text-properties fo:font-variant="normal" fo:text-transform="none" fo:color="#444444" style:font-name="Open Sans" fo:font-size="14pt" fo:letter-spacing="normal" fo:font-style="normal" fo:font-weight="normal"/>
    </style:style>
    <style:style style:name="T4" style:family="text">
      <style:text-properties fo:font-variant="normal" fo:text-transform="none" fo:color="#444444" style:font-name="Open Sans" fo:letter-spacing="normal" fo:font-style="normal" fo:font-weight="normal" fo:background-color="#eeeeee"/>
    </style:style>
    <style:style style:name="T5" style:family="text">
      <style:text-properties fo:font-variant="normal" fo:text-transform="none" fo:color="#444444" style:font-name="Consolas" fo:letter-spacing="normal" fo:font-style="normal" fo:font-weight="normal" fo:background-color="#eeeeee"/>
    </style:style>
    <style:style style:name="T6" style:family="text">
      <style:text-properties fo:font-variant="normal" fo:text-transform="none" fo:color="#222222" style:font-name="Open Sans" fo:font-size="14pt" fo:letter-spacing="normal" fo:font-style="normal"/>
    </style:style>
    <style:style style:name="T7" style:family="text">
      <style:text-properties fo:font-variant="normal" fo:text-transform="none" fo:color="#222222" style:font-name="Open Sans" fo:font-size="14pt" fo:letter-spacing="normal" fo:font-style="normal" fo:font-weight="normal"/>
    </style:style>
    <style:style style:name="T8" style:family="text">
      <style:text-properties fo:font-variant="normal" fo:text-transform="none" fo:color="#222222" style:font-name="Open Sans" fo:letter-spacing="normal" fo:font-style="normal" fo:font-weight="normal" fo:background-color="#eeeeee"/>
    </style:style>
    <style:style style:name="T9" style:family="text">
      <style:text-properties fo:font-variant="normal" fo:text-transform="none" fo:color="#ffc600" style:font-name="Consolas" fo:font-size="14pt" fo:letter-spacing="normal" fo:font-style="normal" fo:font-weight="normal" fo:background-color="#193549"/>
    </style:style>
    <style:style style:name="T10" style:family="text">
      <style:text-properties fo:font-variant="normal" fo:text-transform="none" fo:color="#80ffbb" style:font-name="Consolas" fo:font-size="14pt" fo:letter-spacing="normal" fo:font-style="normal" fo:font-weight="normal" fo:background-color="#193549"/>
    </style:style>
    <style:style style:name="T11" style:family="text">
      <style:text-properties fo:font-variant="normal" fo:text-transform="none" fo:color="#80ffbb" fo:letter-spacing="normal" fo:background-color="#193549"/>
    </style:style>
    <style:style style:name="T12" style:family="text">
      <style:text-properties fo:font-variant="normal" fo:text-transform="none" fo:color="#a5ff90" style:font-name="Consolas" fo:font-size="14pt" fo:letter-spacing="normal" fo:font-style="normal" fo:font-weight="normal" fo:background-color="#193549"/>
    </style:style>
    <style:style style:name="T13" style:family="text">
      <style:text-properties fo:font-variant="normal" fo:text-transform="none" fo:color="#9fb2bf" style:font-name="Consolas" fo:font-size="14pt" fo:letter-spacing="normal" fo:font-style="normal" fo:font-weight="normal" fo:background-color="#193549"/>
    </style:style>
    <style:style style:name="T14" style:family="text">
      <style:text-properties fo:font-variant="normal" fo:text-transform="none" fo:color="#ff9d00" style:font-name="Consolas" fo:font-size="14pt" fo:letter-spacing="normal" fo:font-style="normal" fo:font-weight="normal" fo:background-color="#193549"/>
    </style:style>
    <style:style style:name="T15" style:family="text">
      <style:text-properties fo:font-variant="normal" fo:text-transform="none" fo:color="#0088ff" style:font-name="Consolas" fo:font-size="14pt" fo:letter-spacing="normal" fo:font-style="italic" fo:font-weight="normal" fo:background-color="#193549"/>
    </style:style>
    <style:style style:name="T16" style:family="text">
      <style:text-properties fo:font-variant="normal" fo:text-transform="none" fo:color="#ffffff" style:font-name="Consolas" fo:font-size="14pt" fo:letter-spacing="normal" fo:font-style="normal" fo:font-weight="normal"/>
    </style:style>
    <style:style style:name="T17" style:family="text">
      <style:text-properties fo:font-variant="normal" fo:text-transform="none" fo:color="#ffffff" style:font-name="Consolas" fo:letter-spacing="normal" fo:font-style="normal" fo:font-weight="normal" fo:background-color="#eeeeee"/>
    </style:style>
    <style:style style:name="T18" style:family="text">
      <style:text-properties fo:font-variant="normal" fo:text-transform="none" fo:color="#ffffff" fo:letter-spacing="normal"/>
    </style:style>
    <style:style style:name="T19" style:family="text">
      <style:text-properties fo:font-variant="normal" fo:text-transform="none" fo:color="#ffee80" style:font-name="Consolas" fo:font-size="14pt" fo:letter-spacing="normal" fo:font-style="normal" fo:font-weight="normal" fo:background-color="#193549"/>
    </style:style>
    <style:style style:name="T20" style:family="text">
      <style:text-properties fo:font-variant="normal" fo:text-transform="none" fo:color="#ffee80" fo:letter-spacing="normal" fo:background-color="#193549"/>
    </style:style>
    <style:style style:name="T21" style:family="text">
      <style:text-properties fo:font-variant="normal" fo:text-transform="none" fo:color="#657b83" style:font-name="Consolas" fo:letter-spacing="normal" fo:font-style="normal" fo:font-weight="normal" fo:background-color="#f3f5f6"/>
    </style:style>
    <style:style style:name="T22" style:family="text">
      <style:text-properties fo:font-variant="normal" fo:text-transform="none" fo:color="#cb4b16" style:font-name="Consolas" fo:font-size="14pt" fo:letter-spacing="normal" fo:font-style="normal" fo:font-weight="normal" fo:background-color="#193549"/>
    </style:style>
    <style:style style:name="T23" style:family="text">
      <style:text-properties fo:font-size="20pt" style:font-size-asian="20pt" style:font-size-complex="20pt"/>
    </style:style>
    <style:style style:name="fr1" style:family="graphic" style:parent-style-name="Graphics">
      <style:graphic-properties fo:margin-left="0cm" fo:margin-right="0cm" fo:margin-top="0cm" fo:margin-bottom="0cm" style:vertical-pos="top" style:vertical-rel="baseline" fo:padding="0cm" fo:border="0.002cm solid #dddddd"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kursjs.pl/search.php"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Webpack i Babel</text:h>
      <text:h text:style-name="P3" text:outline-level="2"><text:bookmark text:name="wsparcie"/>Wsparcie</text:h>
      <text:p text:style-name="P1"><text:span text:style-name="T3">Gdy spojrzysz na tabelę ze strony </text:span><text:a xlink:type="simple" xlink:href="http://kangax.github.io/compat-table/es6/" text:style-name="Internet_20_link" text:visited-style-name="Visited_20_Internet_20_Link"><text:span text:style-name="T1">http://kangax.github.io/compat-table/es6/</text:span></text:a><text:span text:style-name="T3"> zobaczysz, że wsparcie dla ES6 jest już bardzo dobre.</text:span></text:p>
      <text:p text:style-name="P1"><text:span text:style-name="T3">Jeżeli jednak chcemy, by nasz kod działał na starszych przeglądarkach, które dla przykładu nie wspierają </text:span><text:a xlink:type="simple" xlink:href="https://caniuse.com/#search=Template%20Literals" text:style-name="Internet_20_link" text:visited-style-name="Visited_20_Internet_20_Link"><text:span text:style-name="T1">interpolacji stringów</text:span></text:a><text:span text:style-name="T3">, czy </text:span><text:a xlink:type="simple" xlink:href="https://caniuse.com/#feat=es6-class" text:style-name="Internet_20_link" text:visited-style-name="Visited_20_Internet_20_Link"><text:span text:style-name="T1">klas</text:span></text:a><text:span text:style-name="T3">, musimy go odpowiednio zamienić na starszy zapis.</text:span></text:p>
      <text:p text:style-name="P1"><text:span text:style-name="T3">W dzisiejszych czasach do takiej </text:span><text:span text:style-name="Strong_20_Emphasis"><text:span text:style-name="T7">transpilacji</text:span></text:span><text:span text:style-name="T3"> najczęściej używa się narzędzia zwącego się </text:span><text:a xlink:type="simple" xlink:href="https://babeljs.io/" text:style-name="Internet_20_link" text:visited-style-name="Visited_20_Internet_20_Link"><text:span text:style-name="T1">Babel</text:span></text:a><text:span text:style-name="T3">, która zamienia nowy kod na odpowiedni zapis.</text:span></text:p>
      <text:p text:style-name="P1"><text:span text:style-name="T3">Jest wiele </text:span><text:a xlink:type="simple" xlink:href="https://babeljs.io/docs/setup/" text:style-name="Internet_20_link" text:visited-style-name="Visited_20_Internet_20_Link"><text:span text:style-name="T1">sposobów na użycie Babel</text:span></text:a><text:span text:style-name="T3">.</text:span></text:p>
      <text:p text:style-name="P1"><text:span text:style-name="T3">Jednym z najbardziej popularnych sposobów jest używanie jej wraz z </text:span><text:a xlink:type="simple" xlink:href="https://babeljs.io/docs/setup/" text:style-name="Internet_20_link" text:visited-style-name="Visited_20_Internet_20_Link"><text:span text:style-name="T1">Webpackiem</text:span></text:a><text:span text:style-name="T3">.</text:span></text:p>
      <text:p text:style-name="P1"><text:span text:style-name="T3">Co to jest Webpack? Jest to tak zwany </text:span><text:span text:style-name="Strong_20_Emphasis"><text:span text:style-name="T7">bundler</text:span></text:span><text:span text:style-name="T3">, czyli narzędzie, które służy do bundlowania. Koniec.</text:span></text:p>
      <text:p text:style-name="P2">Narzędzie takie czyta wskazany przez nas plik JavaScript, a następnie wykonuje na nim zadane czynności. Jeżeli dla przykładu znajdzie w kodzie importowanie innego pliku JavaScript, dołączy go do naszego kodu. Takich różnych akcji jest cała masa.<text:line-break/>Co najważniejsze - Webpack może dołączać do Javascript różne formaty (np. SCSS, grafiki JPG, PNG itp.) - odpowiednio konwertując dany format na zapis Javascript. Takie wrzucanie wszystkiego w jeden plik Javascript to właśnie bundlowanie.<text:line-break/>Ale możliwości webpacka na tym się nie kończą. Webpack może łączyć skrypty, minimalizować je, może kompilować SCSS, optymalizować grafiki, optymalizować kod html, dołączać do js zakodowane grafiki itp.</text:p>
      <text:p text:style-name="P2">W wyniku takich akcji nasze źródłowe skrypty są zamieniane na jeden wynikowy, zminimalizowany i zoptymalizowany plik. Przypomina to tworzenie klasycznych programów, gdzie w wyniku naszych działań dostajemy jeden duży .exe, w którym sa różne rzeczy.</text:p>
      <text:p text:style-name="P1"><text:span text:style-name="T3">Webpack słynie z tego, że jego konfiguracja do najprostszych nie należy. I jest to po części prawdą. Z jednej strony możemy stosować bardzo proste konfiguracje - które po prostu działają. I z nimi nie ma raczej problemu.<text:line-break/>Czasami też można natrafić na </text:span><text:a xlink:type="simple" xlink:href="https://nystudio107.com/blog/an-annotated-webpack-4-config-for-frontend-web-development" text:style-name="Internet_20_link" text:visited-style-name="Visited_20_Internet_20_Link"><text:span text:style-name="T1">monstrualne konfiguracje</text:span></text:a><text:span text:style-name="T3"> - których stworzenie zapewne zajmuje wiele tygodni.<text:line-break/>Tak czy siak konfiguracja jest raczej spoko, problem jest raczej z pluginami, które dołączamy do naszej konfiguracji. Jak to było w przysłowiu - każdy sobie rzepkę skrobie - co jest często zmorą dzisiejszego frontendu. Każdy plugin konfiguruje się inaczej, trzeba doszukiwać się czemu coś działa albo nie działa, jak trzeba coś podłączyć, i dlaczego coś co powinno ruszyć bez problemu na naszym systemie rzuca błędami. A utrudniają to pisane - niestety - na kolanie dokumentacje. Ale żyć się da - trzeba po prostu raz się przebić przez ten bigos.</text:span></text:p>
      <text:h text:style-name="P3" text:outline-level="2"><text:bookmark text:name="node"/><text:soft-page-break/>Instalacja Node</text:h>
      <text:p text:style-name="P1"><text:span text:style-name="T3">Zaczynamy od zainstalowania Node.js wraca z npm (node package manager) na swoim komputerze. Wchodzimy na stronę </text:span><text:a xlink:type="simple" xlink:href="https://nodejs.org/en/" text:style-name="Internet_20_link" text:visited-style-name="Visited_20_Internet_20_Link"><text:span text:style-name="T1">https://nodejs.org/en/</text:span></text:a><text:span text:style-name="T3"> i dokonujemy instalacji. Różni się ona w zależności od systemu. Na Windowsie i OS X nie powinno być raczej żadnego problemu.</text:span></text:p>
      <text:p text:style-name="P1"><text:span text:style-name="T3">W przypadku Linuxa sprawdzają się różne metody. Na oficjalnej stronie podawana jest metoda z użyciem </text:span><text:a xlink:type="simple" xlink:href="https://nodejs.org/en/download/package-manager/#debian-and-ubuntu-based-linux-distributions" text:style-name="Internet_20_link" text:visited-style-name="Visited_20_Internet_20_Link"><text:span text:style-name="T1">Curl</text:span></text:a><text:span text:style-name="T3">.</text:span></text:p>
      <text:p text:style-name="P2">Ale uwaga. Metoda ta przynosi często późniejsze problemy, dlatego ja osobiście jej nie polecam. Instalując w ten sposób Node, tworzone są katalogi. Problem pojawia się w przypadku, kiedy chcemy zainstalować później za pomocą Node jakieś globalne moduły (np. gulp-cli). Okazuje się, że Node nie ma dostępu do swoich własnych katalogów (bo nie on jest ich właścicielem). Powoduje to, że podczas instalacji globalnych modułów w terminalu zamiast potwierdzenia instalacji pojawia nam się masa czerwonych błędów wynikających z "permission denied".</text:p>
      <text:p text:style-name="P1"><text:span text:style-name="T3">Aby temu zapobiec warto skorzystać z </text:span><text:span text:style-name="Strong_20_Emphasis"><text:span text:style-name="T7">nvm - menadżera wersji node</text:span></text:span><text:span text:style-name="T3">. Jest to zresztą oficjalna metoda zalecana przez </text:span><text:a xlink:type="simple" xlink:href="https://docs.npmjs.com/resolving-eacces-permissions-errors-when-installing-packages-globally" text:style-name="Internet_20_link" text:visited-style-name="Visited_20_Internet_20_Link"><text:span text:style-name="T1">npm</text:span></text:a><text:span text:style-name="T3">/</text:span></text:p>
      <text:p text:style-name="P1"><text:span text:style-name="T3">Instalujemy go zgodnie z poleceniem ze strony: </text:span><text:a xlink:type="simple" xlink:href="https://github.com/creationix/nvm#install-script" text:style-name="Internet_20_link" text:visited-style-name="Visited_20_Internet_20_Link"><text:span text:style-name="T1">https://github.com/creationix/nvm#install-script</text:span></text:a><text:span text:style-name="T3">. Jeżeli nie mamy zainstalowanego Curl, wtedy skorzystajmy po prostu z instalacji za pomocą wget.</text:span></text:p>
      <text:p text:style-name="P1"><text:span text:style-name="T3">Po instalacji - tak jak mówi instrukcja - musimy wyłączyć i włączyć terminal. Po tych czynnościach będziemy mogli zainstalować </text:span><text:a xlink:type="simple" xlink:href="https://github.com/creationix/nvm#usage" text:style-name="Internet_20_link" text:visited-style-name="Visited_20_Internet_20_Link"><text:span text:style-name="T1">node za pomocą polecenia</text:span></text:a><text:span text:style-name="T3">:</text:span></text:p>
      <text:p text:style-name="P5"><text:span text:style-name="Source_20_Text"><text:span text:style-name="T10">nvm install node</text:span></text:span></text:p>
      <text:p text:style-name="P16"/>
      <text:p text:style-name="P2">Czasami po ponownym włączeniu terminala wpisanie powyższej komendy pokaże nam informację, że nie ma takiego polecenia. Wtedy trzeba wcześniej użyć polecenia:</text:p>
      <text:p text:style-name="P5"><text:span text:style-name="Source_20_Text"><text:span text:style-name="T10">source </text:span></text:span><text:span text:style-name="Source_20_Text"><text:span text:style-name="T12">~/</text:span></text:span><text:span text:style-name="Source_20_Text"><text:span text:style-name="T13">.</text:span></text:span><text:span text:style-name="Source_20_Text"><text:span text:style-name="T10">bashrc</text:span></text:span></text:p>
      <text:p text:style-name="P2"/>
      <text:p text:style-name="P2">A w skrajnych przypadkach trzeba dopisać polecenie:</text:p>
      <text:p text:style-name="P5"><text:span text:style-name="Source_20_Text"><text:span text:style-name="T10">nvm use node</text:span></text:span></text:p>
      <text:p text:style-name="P1"><text:span text:style-name="T3"/></text:p>
      <text:p text:style-name="P1"><text:span text:style-name="T3">Wszystko jest opisane w instrukcji na stronie </text:span><text:a xlink:type="simple" xlink:href="https://github.com/creationix/nvm#install-script" text:style-name="Internet_20_link" text:visited-style-name="Visited_20_Internet_20_Link"><text:span text:style-name="T1">https://github.com/creationix/nvm#install-script</text:span></text:a><text:span text:style-name="T3">.</text:span></text:p>
      <text:h text:style-name="P3" text:outline-level="2"/>
      <text:p text:style-name="P21"/>
      <text:p text:style-name="P21"/>
      <text:h text:style-name="P3" text:outline-level="2"><text:bookmark text:name="webpack"/><text:soft-page-break/>Instalacja Webpacka</text:h>
      <text:p text:style-name="P2">Po instalacji node przechodzimy do instalacji webpacka.</text:p>
      <text:p text:style-name="P2">Tak samo jak resztę pakietów Node, webpacka możemy zainstalować globalnie lub lokalnie per projekt. Obie metody są dobre i zależą od podejścia do projektu. Ja preferuję metodę "per projekt", ponieważ powoduje ona zapisanie w pliku package.json instalowanych paczek (patrz poniżej) a i pozwala używanie różnych wersji danej paczki dla różnych projektów. Nie zawsze jest tak, że wszystkie nasze projekty są super aktualne.</text:p>
      <text:p text:style-name="P2">Wchodzimy do katalogu z naszym projektem i wpisujemy w konsoli:</text:p>
      <text:p text:style-name="P7"><text:span text:style-name="Source_20_Text"><text:span text:style-name="T16">npm init</text:span></text:span></text:p>
      <text:p text:style-name="P2"/>
      <text:p text:style-name="P2">Co spowoduje inicjację projektu. Będziemy musieli odpowiedzieć na kilka pytań odnośnie naszego projektu. Musimy czytać, co pojawia się w konsoli, bo dla przykładu pierwsze pytanie dotyczy nazwy naszego projektu i domyślna nazwa brana jest na bazie nazwy katalogu. Jeżeli nasz katalog zawiera duże litery lub spacje, wtedy nie będziemy mogli wybrać domyślnej wartości, a wpisać własną nazwę. Na szczęście wszystkie komunikaty pojawiają się w terminalu.<text:line-break/>Nie musimy dokładnie odpowiadać na pytania. Kilka szybkich enterów powinno załatwić sprawę.</text:p>
      <text:p text:style-name="P1"><text:span text:style-name="T3">Możemy też zamiast </text:span><text:span text:style-name="Strong_20_Emphasis"><text:span text:style-name="T7">npm init</text:span></text:span><text:span text:style-name="T3"> wpisać </text:span><text:span text:style-name="Strong_20_Emphasis"><text:span text:style-name="T7">npm init -y</text:span></text:span><text:span text:style-name="T3">, co spowoduje automatyczne odpowiedzi na wszystkie pytania.</text:span></text:p>
      <text:p text:style-name="P1"><text:span text:style-name="T3">Po inicjacji pojawi się nam w katalogu plik </text:span><text:span text:style-name="Strong_20_Emphasis"><text:span text:style-name="T7">packages.json</text:span></text:span><text:span text:style-name="T3">, który zawiera nie tylko informacje na temat projektu (te które właśnie wpisywaliśmy), ale rzeczy, które zainstalujemy dla naszego projektu (np. webpack, webpack-cli, gulp itp). Plik ten spokojnie możesz edytować za pomocą dowolnego edytora (ale uważnie, bo tutaj każdy przecinek ma znaczenie).</text:span></text:p>
      <text:p text:style-name="P2">Dzięki powyższemu plikowi, osoba która ściągnie nasz projekt z repozytorium nie będzie musiała się przebijać przez cały proces szukania i instalacji odpowiednich modułów, a wykona tylko jedno polecenie</text:p>
      <text:p text:style-name="P7"><text:span text:style-name="Source_20_Text"><text:span text:style-name="T16">npm install</text:span></text:span></text:p>
      <text:p text:style-name="P9"><text:span text:style-name="Source_20_Text"><text:span text:style-name="T16">//lub</text:span></text:span></text:p>
      <text:p text:style-name="P9"><text:span text:style-name="Source_20_Text"><text:span text:style-name="T16">npm i</text:span></text:span></text:p>
      <text:p text:style-name="P2">które automatycznie zainstaluje jej wszystkie niezbędne moduły.</text:p>
      <text:h text:style-name="P3" text:outline-level="2"/>
      <text:h text:style-name="P3" text:outline-level="2"/>
      <text:p text:style-name="P21"/>
      <text:h text:style-name="P3" text:outline-level="2"><text:bookmark text:name="instalacja-webpacka"/><text:soft-page-break/>Instalacja webpacka</text:h>
      <text:p text:style-name="P1"><text:span text:style-name="T3">Przechodzimy do instalacji </text:span><text:a xlink:type="simple" xlink:href="https://webpack.github.io/" text:style-name="Internet_20_link" text:visited-style-name="Visited_20_Internet_20_Link"><text:span text:style-name="T1">webpacka</text:span></text:a><text:span text:style-name="T3">.</text:span></text:p>
      <text:p text:style-name="P2">Będąc dalej w terminalu w naszym katalogu wpisujemy:</text:p>
      <text:p text:style-name="P7"><text:span text:style-name="Source_20_Text"><text:span text:style-name="T16">npm install webpack webpack-cli --save-dev</text:span></text:span></text:p>
      <text:p text:style-name="P2"/>
      <text:p text:style-name="P2">alternatywą do powyższego polecenia jest</text:p>
      <text:p text:style-name="P7"><text:span text:style-name="Source_20_Text"><text:span text:style-name="T16">npm i webpack webpack-cli -D</text:span></text:span></text:p>
      <text:p text:style-name="P1"><text:span text:style-name="T3"/></text:p>
      <text:p text:style-name="P1"><text:span text:style-name="T3">co zainstaluje nam webpacka oraz jego klienta w danym projekcie. Możemy to sprawdzić na dwa sposoby. Po pierwsze powinien pojawić się nam katalog </text:span><text:span text:style-name="Strong_20_Emphasis"><text:span text:style-name="T7">node_modules</text:span></text:span><text:span text:style-name="T3">, w którym pojawi się bardzo dużo katalogów i plików (bardzo dużo). Wśród nich będzie katalog webpack.<text:line-break/>Drugim sposobem jest podglądnięcie pliku </text:span><text:span text:style-name="Strong_20_Emphasis"><text:span text:style-name="T7">package.json</text:span></text:span><text:span text:style-name="T3">.<text:line-break/>Powinna się w nim pojawić sekcja devDependencies, która będzie zawierać w sobie wpis o webpacku:</text:span></text:p>
      <text:p text:style-name="P6"><text:span text:style-name="Source_20_Text"><text:span text:style-name="T19">{</text:span></text:span></text:p>
      <text:p text:style-name="P12"><text:span text:style-name="Source_20_Text"><text:span text:style-name="T20"><text:s text:c="2"/></text:span></text:span><text:span text:style-name="Source_20_Text"><text:span text:style-name="T19">"name": "projekt",</text:span></text:span></text:p>
      <text:p text:style-name="P12"><text:span text:style-name="Source_20_Text"><text:span text:style-name="T20"><text:s text:c="2"/></text:span></text:span><text:span text:style-name="Source_20_Text"><text:span text:style-name="T19">"version": "1.0.0",</text:span></text:span></text:p>
      <text:p text:style-name="P12"><text:span text:style-name="Source_20_Text"><text:span text:style-name="T20"><text:s text:c="2"/></text:span></text:span><text:span text:style-name="Source_20_Text"><text:span text:style-name="T19">"description": "",</text:span></text:span></text:p>
      <text:p text:style-name="P12"><text:span text:style-name="Source_20_Text"><text:span text:style-name="T20"><text:s text:c="2"/></text:span></text:span><text:span text:style-name="Source_20_Text"><text:span text:style-name="T19">"main": "index.js",</text:span></text:span></text:p>
      <text:p text:style-name="P12"><text:span text:style-name="Source_20_Text"><text:span text:style-name="T20"><text:s text:c="2"/></text:span></text:span><text:span text:style-name="Source_20_Text"><text:span text:style-name="T19">"scripts": {</text:span></text:span></text:p>
      <text:p text:style-name="P12"><text:span text:style-name="Source_20_Text"><text:span text:style-name="T20"><text:s text:c="4"/></text:span></text:span><text:span text:style-name="Source_20_Text"><text:span text:style-name="T19">"test": "echo \"Error: no test specified\" &amp;&amp; exit 1"</text:span></text:span></text:p>
      <text:p text:style-name="P12"><text:span text:style-name="Source_20_Text"><text:span text:style-name="T20"><text:s text:c="2"/></text:span></text:span><text:span text:style-name="Source_20_Text"><text:span text:style-name="T19">},</text:span></text:span></text:p>
      <text:p text:style-name="P12"><text:span text:style-name="Source_20_Text"><text:span text:style-name="T20"><text:s text:c="2"/></text:span></text:span><text:span text:style-name="Source_20_Text"><text:span text:style-name="T19">"keywords": [],</text:span></text:span></text:p>
      <text:p text:style-name="P12"><text:span text:style-name="Source_20_Text"><text:span text:style-name="T20"><text:s text:c="2"/></text:span></text:span><text:span text:style-name="Source_20_Text"><text:span text:style-name="T19">"author": "",</text:span></text:span></text:p>
      <text:p text:style-name="P12"><text:span text:style-name="Source_20_Text"><text:span text:style-name="T20"><text:s text:c="2"/></text:span></text:span><text:span text:style-name="Source_20_Text"><text:span text:style-name="T19">"license": "ISC",</text:span></text:span></text:p>
      <text:p text:style-name="P12"><text:span text:style-name="Source_20_Text"><text:span text:style-name="T20"><text:s text:c="2"/></text:span></text:span><text:span text:style-name="Source_20_Text"><text:span text:style-name="T19">"dependencies": {},</text:span></text:span></text:p>
      <text:p text:style-name="P12"><text:span text:style-name="Source_20_Text"><text:span text:style-name="T20"><text:s text:c="2"/></text:span></text:span><text:span text:style-name="Source_20_Text"><text:span text:style-name="T19">"devDependencies": {</text:span></text:span></text:p>
      <text:p text:style-name="P12"><text:span text:style-name="Source_20_Text"><text:span text:style-name="T20"><text:s text:c="4"/></text:span></text:span><text:span text:style-name="Source_20_Text"><text:span text:style-name="T19">"webpack": "^4.35.0",</text:span></text:span></text:p>
      <text:p text:style-name="P12"><text:span text:style-name="Source_20_Text"><text:span text:style-name="T20"><text:s text:c="4"/></text:span></text:span><text:span text:style-name="Source_20_Text"><text:span text:style-name="T19">"webpack-cli": "^3.3.5",</text:span></text:span></text:p>
      <text:p text:style-name="P12"><text:span text:style-name="Source_20_Text"><text:span text:style-name="T20"><text:s text:c="2"/></text:span></text:span><text:span text:style-name="Source_20_Text"><text:span text:style-name="T19">}</text:span></text:span></text:p>
      <text:p text:style-name="P12"><text:span text:style-name="Source_20_Text"><text:span text:style-name="T19">}</text:span></text:span></text:p>
      <text:p text:style-name="P12"><text:span text:style-name="Source_20_Text"><text:span text:style-name="T20"><text:s/></text:span></text:span></text:p>
      <text:p text:style-name="P12"><text:span text:style-name="Source_20_Text"><text:span text:style-name="T20"><text:s/></text:span></text:span></text:p>
      <text:p text:style-name="P12"><text:span text:style-name="Source_20_Text"><text:span text:style-name="T20"><text:s/></text:span></text:span></text:p>
      <text:p text:style-name="P1"><text:soft-page-break/><text:span text:style-name="T3">Właśnie w tej sekcji będą się pojawiać wpisy o instalowanych przez nas rzeczach. Dzięki temu inne osoby ściągając nasz projekt nie będą musiały za każdym razem instalować wszystkich rzeczy z osobna, a zainstalują wszystko naraz za pomocą polecenia </text:span><text:span text:style-name="Strong_20_Emphasis"><text:span text:style-name="T7">npm i</text:span></text:span><text:span text:style-name="T3">.</text:span></text:p>
      <text:p text:style-name="P22">Pamiętaj, że instalowane paczki to tak naprawdę pobrane repozytoria danej paczki. Zamiast więc ściągać ręcznie plik jakiegoś plugina (np. jQuery), możesz go spokojnie zainstalować za pomocą npm. Instalując paczkę ściągamy jej pliki do odpowiedniego katalogu w node_modules.</text:p>
      <text:p text:style-name="P28"><text:span text:style-name="T4">Instalując paczki, w pliku </text:span><text:span text:style-name="Strong_20_Emphasis"><text:span text:style-name="T8">package.json</text:span></text:span><text:span text:style-name="T4"> mogą pojawić się różne sekcje z ich listą. Niektóre paczki będziemy używać tylko w czasie tworzenia strony (np. Autoprefixer), inne będzie wykorzystywać strona podczas swojego działania na serwerze (np. Express). Jedne pojawią się w sekcji devDependencies, inne w sekcji dependencies.</text:span></text:p>
      <text:p text:style-name="P29">Podczas instalowania odpowiednich paczek w zależności od tego kiedy daną paczkę będziemy używać (czy tylko w czasie tworzenia strony, czy też sama strona będzie z takiej paczki korzystać), powinniśmy użyć odpowiedniej flagi.</text:p>
      <text:p text:style-name="P30"><text:span text:style-name="T4">Paczki dla developingu instalujemy korzystając z flagi </text:span><text:span text:style-name="Source_20_Text"><text:span text:style-name="T21">-D</text:span></text:span><text:span text:style-name="T4"> lub </text:span><text:span text:style-name="Source_20_Text"><text:span text:style-name="T21">--save-dev</text:span></text:span><text:span text:style-name="T4">. Paczki takie zostaną zapisane w sekcji devDependencies w pliku package.json.</text:span></text:p>
      <text:p text:style-name="P29">Paczki, które będą wykorzystywane później przez stronę instalujemy bez powyższych flag, co doda je do sekcji dependencies.</text:p>
      <text:p text:style-name="P30"><text:span text:style-name="T4">Jakie to ma dla nas znaczenie? W sumie porządkowe. To dalej paczki w odpowiednich katalogach. Jedyna różnica jest taka, że potem instalując nasz projekt na serwer, możemy na nim zainstalować tylko paczki "produkcyjne" korzystając z polecenia </text:span><text:span text:style-name="Source_20_Text"><text:span text:style-name="T21">npm i --production</text:span></text:span><text:span text:style-name="T4">. W przeciwnym razie zainstalowane zostaną wszystkie paczki wraz z tymi z devDependencies. Ciut więcej, ale i tak będzie działać...</text:span></text:p>
      <text:h text:style-name="P3" text:outline-level="2"/>
      <text:h text:style-name="P3" text:outline-level="2"/>
      <text:h text:style-name="P3" text:outline-level="2"/>
      <text:h text:style-name="P3" text:outline-level="2"/>
      <text:h text:style-name="P3" text:outline-level="2"/>
      <text:p text:style-name="P21"/>
      <text:p text:style-name="P21"/>
      <text:p text:style-name="P21"/>
      <text:p text:style-name="P21"/>
      <text:p text:style-name="P21"/>
      <text:p text:style-name="P21"/>
      <text:p text:style-name="P21"/>
      <text:p text:style-name="P21"/>
      <text:p text:style-name="P21"/>
      <text:h text:style-name="P3" text:outline-level="2"><text:bookmark text:name="odpalamy-webpacka"/><text:soft-page-break/>Odpalamy webpacka</text:h>
      <text:p text:style-name="P2">Webpack działa tak, że wskazujemy mu plik wejścia (plik w którym my piszemy skrypty), a następnie wskazujemy mu plik, do którego zostanie zapisany transpilowany kod.</text:p>
      <text:p text:style-name="P2">Przypuśćmy, że nasza struktura katalogów wygląda tak:</text:p>
      <text:p text:style-name="P18"><draw:frame draw:style-name="fr1" draw:name="grafika1" text:anchor-type="as-char" svg:width="9.608cm" svg:height="11.725cm" draw:z-index="0"><draw:image xlink:href="https://kursjs.pl/kurs/es6/webpack-struktura.png" xlink:type="simple" xlink:show="embed" xlink:actuate="onLoad"/><svg:title>Webpack struktura projektu</svg:title></draw:frame></text:p>
      <text:p text:style-name="P2">Mamy więc katalog src, w którym mamy wszystkie pliki na których pracujemy. Mamy też katalog dist, w którym będzie strona wynikowa, a w nim katalog js, w którym pojawi się transpilowany plik bundle.js, który dołączymy w naszym index.html.</text:p>
      <text:p text:style-name="P2">Podstawowe odpalenie webpacka polega na odwołaniu się do webpacka, a następnie podanie 2 parametrów: pliku wejściowego i pliku wyjściowego. Webpack został zainstalowany w node_modules, a jego skrypt mieści się dokładnie w node_modules/webpack/bin. Aby więc odpalić ręcznie webpacka musimy użyć polecenia:</text:p>
      <text:p text:style-name="P7"><text:span text:style-name="Source_20_Text"><text:span text:style-name="T16">node node_modules/webpack/bin/webpack.js src/js/app.js js/bundle.js</text:span></text:span></text:p>
      <text:p text:style-name="P26"/>
      <text:p text:style-name="P22">Jeżeli zainstalowalibyśmy webpacka globalnie (podczas instalacji dalibyśmy flagę -g), wtedy nie musielibyśmy podawać całej ścieżki do pliku webpacka, a zamiast tego moglibyśmy wpisywać:</text:p>
      <text:p text:style-name="P10"><text:span text:style-name="Source_20_Text"><text:span text:style-name="T17">webpack src/js/app.js js/bundle.js</text:span></text:span></text:p>
      <text:p text:style-name="P31"/>
      <text:p text:style-name="P2">Po odpaleniu powyższej komendy w terminalu projektu powinna nam się pojawić informacja o zakończonej kompilacji.</text:p>
      <text:p text:style-name="P2"/>
      <text:p text:style-name="P2"><text:soft-page-break/>Jak widzisz, powyższe polecenie do najprostszych nie należy. Spróbujmy to usprawnić.</text:p>
      <text:p text:style-name="P1"><text:span text:style-name="T3">Najbardziej popularnym sposobem jest wykorzystanie skryptów npm. Jeżeli otworzysz plik </text:span><text:span text:style-name="Strong_20_Emphasis"><text:span text:style-name="T7">package.json</text:span></text:span><text:span text:style-name="T3">, znajdziesz w nim sekcję script:</text:span></text:p>
      <text:p text:style-name="P7"><text:span text:style-name="Source_20_Text"><text:span text:style-name="T16">...</text:span></text:span></text:p>
      <text:p text:style-name="P9"><text:span text:style-name="Source_20_Text"><text:span text:style-name="T16">"scripts": {</text:span></text:span></text:p>
      <text:p text:style-name="P9"><text:span text:style-name="Source_20_Text"><text:span text:style-name="T18"><text:s text:c="4"/></text:span></text:span><text:span text:style-name="Source_20_Text"><text:span text:style-name="T16">"test": "echo \"Error: no test specified\" &amp;&amp; exit 1"</text:span></text:span></text:p>
      <text:p text:style-name="P9"><text:span text:style-name="Source_20_Text"><text:span text:style-name="T16">},</text:span></text:span></text:p>
      <text:p text:style-name="P9"><text:span text:style-name="Source_20_Text"><text:span text:style-name="T16">...</text:span></text:span></text:p>
      <text:p text:style-name="P16"/>
      <text:p text:style-name="P1"><text:span text:style-name="T3">Jest to przykładowy skrypt o nazwie </text:span><text:span text:style-name="Strong_20_Emphasis"><text:span text:style-name="T7">test</text:span></text:span><text:span text:style-name="T3">. Zamieńmy jego treść na:</text:span></text:p>
      <text:p text:style-name="P7"><text:span text:style-name="Source_20_Text"><text:span text:style-name="T16">...</text:span></text:span></text:p>
      <text:p text:style-name="P9"><text:span text:style-name="Source_20_Text"><text:span text:style-name="T16">"scripts": {</text:span></text:span></text:p>
      <text:p text:style-name="P9"><text:span text:style-name="Source_20_Text"><text:span text:style-name="T18"><text:s text:c="4"/></text:span></text:span><text:span text:style-name="Source_20_Text"><text:span text:style-name="T16">"test": "echo 'To nasz testowy skrypt'"</text:span></text:span></text:p>
      <text:p text:style-name="P9"><text:span text:style-name="Source_20_Text"><text:span text:style-name="T16">},</text:span></text:span></text:p>
      <text:p text:style-name="P9"><text:span text:style-name="Source_20_Text"><text:span text:style-name="T16">...</text:span></text:span></text:p>
      <text:p text:style-name="P2"/>
      <text:p text:style-name="P2">i odpalmy poleceniem:</text:p>
      <text:p text:style-name="P7"><text:span text:style-name="Source_20_Text"><text:span text:style-name="T16">npm run test</text:span></text:span></text:p>
      <text:p text:style-name="P2"/>
      <text:p text:style-name="P2">Skrypt ten tylko wypisał w konsoli powyższy tekst. Skrypty więc służą do odpalania jakiś komend w terminalu. Wykorzystajmy je do odpalania webpacka. Skrypt test nie będzie nam już potrzebny, dlatego zamieńmy go poniższym:</text:p>
      <text:p text:style-name="P7"><text:span text:style-name="Source_20_Text"><text:span text:style-name="T16">...</text:span></text:span></text:p>
      <text:p text:style-name="P9"><text:span text:style-name="Source_20_Text"><text:span text:style-name="T16">"scripts": {</text:span></text:span></text:p>
      <text:p text:style-name="P9"><text:span text:style-name="Source_20_Text"><text:span text:style-name="T18"><text:s text:c="4"/></text:span></text:span><text:span text:style-name="Source_20_Text"><text:span text:style-name="T16">"dev": "webpack --mode development --watch",</text:span></text:span></text:p>
      <text:p text:style-name="P9"><text:span text:style-name="Source_20_Text"><text:span text:style-name="T18"><text:s text:c="4"/></text:span></text:span><text:span text:style-name="Source_20_Text"><text:span text:style-name="T16">"build": "webpack --mode production",</text:span></text:span></text:p>
      <text:p text:style-name="P9"><text:span text:style-name="Source_20_Text"><text:span text:style-name="T16">},</text:span></text:span></text:p>
      <text:p text:style-name="P9"><text:span text:style-name="Source_20_Text"><text:span text:style-name="T16">...</text:span></text:span></text:p>
      <text:p text:style-name="P2"/>
      <text:p text:style-name="P2">Powyższe 2 skrypty odpalają webpacka. Odpalając moduły za pomocą skryptów z pliku package.json nie musisz podawać im dokładnej ścieżki do moduły (czyli nie musimy wskazywać dokładnie gdzie leży webpack), ponieważ npm wie gdzie, że ma ich szukać w node_modules w odpowiednim katalogu (webpack).</text:p>
      <text:p text:style-name="P2"><text:soft-page-break/>Pierwszy ze skryptów odpali webpacka w taki sposób, że kod będzie skompilowany w "czytelny" sposób. Wersja produkcyjna skompiluje kod zminimalizowany.</text:p>
      <text:p text:style-name="P2">Uruchamiamy więc nasz skrypt poleceniem:</text:p>
      <text:p text:style-name="P7"><text:span text:style-name="Source_20_Text"><text:span text:style-name="T16">npm run dev</text:span></text:span></text:p>
      <text:p text:style-name="P9"><text:span text:style-name="Source_20_Text"><text:span text:style-name="T16">//lub</text:span></text:span></text:p>
      <text:p text:style-name="P9"><text:span text:style-name="Source_20_Text"><text:span text:style-name="T16">npm run build</text:span></text:span></text:p>
      <text:p text:style-name="P26"/>
      <text:p text:style-name="P24"><text:span text:style-name="T4">Istnieją też predefiniowane aliasy dla niektórych tasków. I tak by odpalić zadanie start możemy wpisać </text:span><text:span text:style-name="Source_20_Text"><text:span text:style-name="T5">npm run start</text:span></text:span><text:span text:style-name="T4"> lub </text:span><text:span text:style-name="Source_20_Text"><text:span text:style-name="T5">npm start</text:span></text:span><text:span text:style-name="T4">. Podobne aliasy istnieją dla </text:span><text:a xlink:type="simple" xlink:href="https://docs.npmjs.com/cli/run-script" text:style-name="Internet_20_link" text:visited-style-name="Visited_20_Internet_20_Link"><text:span text:style-name="T2">start, restart, stop, config, test i script</text:span></text:a><text:span text:style-name="T4">.<text:line-break/>Cechę tą wykorzystuje dla przykładu bardzo popularne narzędzie </text:span><text:a xlink:type="simple" xlink:href="https://github.com/facebook/create-react-app" text:style-name="Internet_20_link" text:visited-style-name="Visited_20_Internet_20_Link"><text:span text:style-name="T2">create-react-app</text:span></text:a><text:span text:style-name="T4">, które po zainstalowaniu odpala się poleceniem </text:span><text:span text:style-name="Source_20_Text"><text:span text:style-name="T5">npm start</text:span></text:span><text:span text:style-name="T4"> (npm run start).</text:span></text:p>
      <text:p text:style-name="P2">Po odpaleniu powyższego skryptu, w konsoli pojawią się błędy.</text:p>
      <text:p text:style-name="P2">Webpack daje nam znać, że brakuje pliku konfiguracji. Gdy pierwszy raz odpaliliśmy webpacka, podawaliśmy mu 2 atrybuty - plik wejściowy i wyjściowy. Odpalając webpacka w powyższy sposób, musimy mu dostarczyć plik konfiguracyjny.</text:p>
      <text:h text:style-name="P3" text:outline-level="2"><text:bookmark text:name="konfiguracja-webpacka"/>Konfiguracja webpacka</text:h>
      <text:p text:style-name="P1"><text:span text:style-name="T3">Podobnie do </text:span><text:a xlink:type="simple" xlink:href="http://domanart.pl/gulp" text:style-name="Internet_20_link" text:visited-style-name="Visited_20_Internet_20_Link"><text:span text:style-name="T1">Gulpa</text:span></text:a><text:span text:style-name="T3">, webpack też wymaga pliku konfiguracyjnego, który powie mu dokładnie co ma robić. W Gulpie plik taki nazywa się gulpfile.js, natomiast dla webpacka plik konfiguracyjny nosi nazwę </text:span><text:span text:style-name="Strong_20_Emphasis"><text:span text:style-name="T7">webpack.config.js</text:span></text:span></text:p>
      <text:p text:style-name="P1"><text:span text:style-name="T3">Tworzymy więc za pomocą dowolnego edytora w głównym katalogu naszego projektu (tam gdzie mamy package.json) plik </text:span><text:span text:style-name="Strong_20_Emphasis"><text:span text:style-name="T7">webpack.config.js</text:span></text:span></text:p>
      <text:p text:style-name="P2">W jego wnętrzu wpisujemy poniższy kod:</text:p>
      <text:p text:style-name="P5"><text:span text:style-name="Source_20_Text"><text:span text:style-name="T10">module</text:span></text:span><text:span text:style-name="Source_20_Text"><text:span text:style-name="T13">.</text:span></text:span><text:span text:style-name="Source_20_Text"><text:span text:style-name="T9">exports</text:span></text:span><text:span text:style-name="Source_20_Text"><text:span text:style-name="T10"> </text:span></text:span><text:span text:style-name="Source_20_Text"><text:span text:style-name="T12">=</text:span></text:span><text:span text:style-name="Source_20_Text"><text:span text:style-name="T10"> </text:span></text:span><text:span text:style-name="Source_20_Text"><text:span text:style-name="T13">{</text:span></text:span></text:p>
      <text:p text:style-name="P13"><text:span text:style-name="Source_20_Text"><text:span text:style-name="T11"><text:s text:c="4"/></text:span></text:span><text:span text:style-name="Source_20_Text"><text:span text:style-name="T10">entry</text:span></text:span><text:span text:style-name="Source_20_Text"><text:span text:style-name="T13">:</text:span></text:span><text:span text:style-name="Source_20_Text"><text:span text:style-name="T10"> </text:span></text:span><text:span text:style-name="Source_20_Text"><text:span text:style-name="T12">'./src/js/app.js'</text:span></text:span><text:span text:style-name="Source_20_Text"><text:span text:style-name="T13">,</text:span></text:span></text:p>
      <text:p text:style-name="P13"><text:span text:style-name="Source_20_Text"><text:span text:style-name="T11"><text:s text:c="4"/></text:span></text:span><text:span text:style-name="Source_20_Text"><text:span text:style-name="T10">output</text:span></text:span><text:span text:style-name="Source_20_Text"><text:span text:style-name="T13">:</text:span></text:span><text:span text:style-name="Source_20_Text"><text:span text:style-name="T10"> </text:span></text:span><text:span text:style-name="Source_20_Text"><text:span text:style-name="T13">{</text:span></text:span></text:p>
      <text:p text:style-name="P13"><text:span text:style-name="Source_20_Text"><text:span text:style-name="T11"><text:s text:c="8"/></text:span></text:span><text:span text:style-name="Source_20_Text"><text:span text:style-name="T10">path</text:span></text:span><text:span text:style-name="Source_20_Text"><text:span text:style-name="T13">:</text:span></text:span><text:span text:style-name="Source_20_Text"><text:span text:style-name="T10"> </text:span></text:span><text:span text:style-name="Source_20_Text"><text:span text:style-name="T12">`</text:span></text:span><text:span text:style-name="Source_20_Text"><text:span text:style-name="T13">${</text:span></text:span><text:span text:style-name="Source_20_Text"><text:span text:style-name="T10">__dirname</text:span></text:span><text:span text:style-name="Source_20_Text"><text:span text:style-name="T13">}</text:span></text:span><text:span text:style-name="Source_20_Text"><text:span text:style-name="T12">/dist/js`</text:span></text:span><text:span text:style-name="Source_20_Text"><text:span text:style-name="T13">,</text:span></text:span></text:p>
      <text:p text:style-name="P13"><text:span text:style-name="Source_20_Text"><text:span text:style-name="T11"><text:s text:c="8"/></text:span></text:span><text:span text:style-name="Source_20_Text"><text:span text:style-name="T10">filename</text:span></text:span><text:span text:style-name="Source_20_Text"><text:span text:style-name="T13">:</text:span></text:span><text:span text:style-name="Source_20_Text"><text:span text:style-name="T10"> </text:span></text:span><text:span text:style-name="Source_20_Text"><text:span text:style-name="T12">'bundle.js'</text:span></text:span></text:p>
      <text:p text:style-name="P13"><text:span text:style-name="Source_20_Text"><text:span text:style-name="T11"><text:s text:c="4"/></text:span></text:span><text:span text:style-name="Source_20_Text"><text:span text:style-name="T13">},</text:span></text:span></text:p>
      <text:p text:style-name="P13"><text:span text:style-name="Source_20_Text"><text:span text:style-name="T11"><text:s text:c="4"/></text:span></text:span><text:span text:style-name="Source_20_Text"><text:span text:style-name="T10">watch</text:span></text:span><text:span text:style-name="Source_20_Text"><text:span text:style-name="T13">:</text:span></text:span><text:span text:style-name="Source_20_Text"><text:span text:style-name="T10"> </text:span></text:span><text:span text:style-name="Source_20_Text"><text:span text:style-name="T9">false</text:span></text:span><text:span text:style-name="Source_20_Text"><text:span text:style-name="T13">,</text:span></text:span></text:p>
      <text:p text:style-name="P13"><text:span text:style-name="Source_20_Text"><text:span text:style-name="T11"><text:s text:c="4"/></text:span></text:span><text:span text:style-name="Source_20_Text"><text:span text:style-name="T10">mode</text:span></text:span><text:span text:style-name="Source_20_Text"><text:span text:style-name="T13">:</text:span></text:span><text:span text:style-name="Source_20_Text"><text:span text:style-name="T10"> </text:span></text:span><text:span text:style-name="Source_20_Text"><text:span text:style-name="T12">"development"</text:span></text:span><text:span text:style-name="Source_20_Text"><text:span text:style-name="T13">,</text:span></text:span><text:span text:style-name="Source_20_Text"><text:span text:style-name="T10"> </text:span></text:span><text:span text:style-name="Source_20_Text"><text:span text:style-name="T15">//ta opcja zostanie pominięta jeżeli użyjemy npm run build</text:span></text:span></text:p>
      <text:p text:style-name="P13"><text:span text:style-name="Source_20_Text"><text:span text:style-name="T11"><text:s text:c="4"/></text:span></text:span><text:span text:style-name="Source_20_Text"><text:span text:style-name="T10">devtool</text:span></text:span><text:span text:style-name="Source_20_Text"><text:span text:style-name="T13">:</text:span></text:span><text:span text:style-name="Source_20_Text"><text:span text:style-name="T10"> </text:span></text:span><text:span text:style-name="Source_20_Text"><text:span text:style-name="T12">"source-map"</text:span></text:span><text:span text:style-name="Source_20_Text"><text:span text:style-name="T13">,</text:span></text:span></text:p>
      <text:p text:style-name="P13"><text:span text:style-name="Source_20_Text"><text:span text:style-name="T11"><text:s text:c="4"/></text:span></text:span><text:span text:style-name="Source_20_Text"><text:span text:style-name="T10">module</text:span></text:span><text:span text:style-name="Source_20_Text"><text:span text:style-name="T13">:</text:span></text:span><text:span text:style-name="Source_20_Text"><text:span text:style-name="T10"> </text:span></text:span><text:span text:style-name="Source_20_Text"><text:span text:style-name="T13">{</text:span></text:span></text:p>
      <text:p text:style-name="P13"><text:span text:style-name="Source_20_Text"><text:span text:style-name="T11"><text:s text:c="8"/></text:span></text:span><text:span text:style-name="Source_20_Text"><text:span text:style-name="T10">rules</text:span></text:span><text:span text:style-name="Source_20_Text"><text:span text:style-name="T13">:</text:span></text:span><text:span text:style-name="Source_20_Text"><text:span text:style-name="T10"> </text:span></text:span><text:span text:style-name="Source_20_Text"><text:span text:style-name="T13">[</text:span></text:span></text:p>
      <text:p text:style-name="P13"><text:span text:style-name="Source_20_Text"><text:span text:style-name="T11"><text:s text:c="12"/></text:span></text:span><text:span text:style-name="Source_20_Text"><text:span text:style-name="T13">{</text:span></text:span></text:p>
      <text:p text:style-name="P13"><text:soft-page-break/><text:span text:style-name="Source_20_Text"><text:span text:style-name="T11"><text:s text:c="16"/></text:span></text:span><text:span text:style-name="Source_20_Text"><text:span text:style-name="T10">test</text:span></text:span><text:span text:style-name="Source_20_Text"><text:span text:style-name="T13">:</text:span></text:span><text:span text:style-name="Source_20_Text"><text:span text:style-name="T10"> </text:span></text:span><text:span text:style-name="Source_20_Text"><text:span text:style-name="T22">/\.m?js$/</text:span></text:span><text:span text:style-name="Source_20_Text"><text:span text:style-name="T13">,</text:span></text:span></text:p>
      <text:p text:style-name="P13"><text:span text:style-name="Source_20_Text"><text:span text:style-name="T11"><text:s text:c="16"/></text:span></text:span><text:span text:style-name="Source_20_Text"><text:span text:style-name="T10">exclude</text:span></text:span><text:span text:style-name="Source_20_Text"><text:span text:style-name="T13">:</text:span></text:span><text:span text:style-name="Source_20_Text"><text:span text:style-name="T10"> </text:span></text:span><text:span text:style-name="Source_20_Text"><text:span text:style-name="T22">/(node_modules|bower_components)/</text:span></text:span><text:span text:style-name="Source_20_Text"><text:span text:style-name="T13">,</text:span></text:span></text:p>
      <text:p text:style-name="P13"><text:span text:style-name="Source_20_Text"><text:span text:style-name="T11"><text:s text:c="16"/></text:span></text:span><text:span text:style-name="Source_20_Text"><text:span text:style-name="T10">use</text:span></text:span><text:span text:style-name="Source_20_Text"><text:span text:style-name="T13">:</text:span></text:span><text:span text:style-name="Source_20_Text"><text:span text:style-name="T10"> </text:span></text:span><text:span text:style-name="Source_20_Text"><text:span text:style-name="T13">{</text:span></text:span></text:p>
      <text:p text:style-name="P13"><text:span text:style-name="Source_20_Text"><text:span text:style-name="T11"><text:s text:c="20"/></text:span></text:span><text:span text:style-name="Source_20_Text"><text:span text:style-name="T10">loader</text:span></text:span><text:span text:style-name="Source_20_Text"><text:span text:style-name="T13">:</text:span></text:span><text:span text:style-name="Source_20_Text"><text:span text:style-name="T10"> </text:span></text:span><text:span text:style-name="Source_20_Text"><text:span text:style-name="T12">'babel-loader'</text:span></text:span><text:span text:style-name="Source_20_Text"><text:span text:style-name="T13">,</text:span></text:span></text:p>
      <text:p text:style-name="P13"><text:span text:style-name="Source_20_Text"><text:span text:style-name="T11"><text:s text:c="20"/></text:span></text:span><text:span text:style-name="Source_20_Text"><text:span text:style-name="T10">options</text:span></text:span><text:span text:style-name="Source_20_Text"><text:span text:style-name="T13">:</text:span></text:span><text:span text:style-name="Source_20_Text"><text:span text:style-name="T10"> </text:span></text:span><text:span text:style-name="Source_20_Text"><text:span text:style-name="T13">{</text:span></text:span></text:p>
      <text:p text:style-name="P13"><text:span text:style-name="Source_20_Text"><text:span text:style-name="T11"><text:s text:c="24"/></text:span></text:span><text:span text:style-name="Source_20_Text"><text:span text:style-name="T10">presets</text:span></text:span><text:span text:style-name="Source_20_Text"><text:span text:style-name="T13">:</text:span></text:span><text:span text:style-name="Source_20_Text"><text:span text:style-name="T10"> </text:span></text:span><text:span text:style-name="Source_20_Text"><text:span text:style-name="T13">[</text:span></text:span><text:span text:style-name="Source_20_Text"><text:span text:style-name="T12">'@babel/preset-env'</text:span></text:span><text:span text:style-name="Source_20_Text"><text:span text:style-name="T13">]</text:span></text:span></text:p>
      <text:p text:style-name="P13"><text:span text:style-name="Source_20_Text"><text:span text:style-name="T11"><text:s text:c="20"/></text:span></text:span><text:span text:style-name="Source_20_Text"><text:span text:style-name="T13">}</text:span></text:span></text:p>
      <text:p text:style-name="P13"><text:span text:style-name="Source_20_Text"><text:span text:style-name="T11"><text:s text:c="16"/></text:span></text:span><text:span text:style-name="Source_20_Text"><text:span text:style-name="T13">}</text:span></text:span></text:p>
      <text:p text:style-name="P13"><text:span text:style-name="Source_20_Text"><text:span text:style-name="T11"><text:s text:c="12"/></text:span></text:span><text:span text:style-name="Source_20_Text"><text:span text:style-name="T13">}</text:span></text:span></text:p>
      <text:p text:style-name="P13"><text:span text:style-name="Source_20_Text"><text:span text:style-name="T11"><text:s text:c="8"/></text:span></text:span><text:span text:style-name="Source_20_Text"><text:span text:style-name="T13">]</text:span></text:span></text:p>
      <text:p text:style-name="P13"><text:span text:style-name="Source_20_Text"><text:span text:style-name="T11"><text:s text:c="4"/></text:span></text:span><text:span text:style-name="Source_20_Text"><text:span text:style-name="T13">}</text:span></text:span></text:p>
      <text:p text:style-name="P13"><text:span text:style-name="Source_20_Text"><text:span text:style-name="T13">}</text:span></text:span></text:p>
      <text:p text:style-name="P1"><text:span text:style-name="T3"/></text:p>
      <text:p text:style-name="P1"><text:span text:style-name="T3">Konfiguracja webpacka zaczyna się od wskazania pliku wejściowego, od którego webpack zacznie czytać nasz kod. Służy do tego klucz </text:span><text:span text:style-name="Strong_20_Emphasis"><text:span text:style-name="T7">entry</text:span></text:span><text:span text:style-name="T3">.<text:line-break/>Kolejną rzeczą jest wskazanie pliku wyjściowego czyli </text:span><text:span text:style-name="Strong_20_Emphasis"><text:span text:style-name="T7">output</text:span></text:span><text:span text:style-name="T3">. Można tutaj podawać w filename konkretną ścieżkę do pliku, a można i tak jak powyżej - podać katalog i nazwę pliku.</text:span></text:p>
      <text:p text:style-name="P1"><text:span text:style-name="T3">Ścieżka do katalogu musi być absolutna. Możemy ją podać tak jak powyżej korzystając ze zmiennej </text:span><text:span text:style-name="Strong_20_Emphasis"><text:span text:style-name="T7">__dirname</text:span></text:span><text:span text:style-name="T3">, lub skorzystać z oferowanego przez Node modułu path (który jest dostępny domyślnie w Node):</text:span></text:p>
      <text:p text:style-name="P5"><text:span text:style-name="Source_20_Text"><text:span text:style-name="T9">const</text:span></text:span><text:span text:style-name="Source_20_Text"><text:span text:style-name="T10"> path </text:span></text:span><text:span text:style-name="Source_20_Text"><text:span text:style-name="T12">=</text:span></text:span><text:span text:style-name="Source_20_Text"><text:span text:style-name="T10"> </text:span></text:span><text:span text:style-name="Source_20_Text"><text:span text:style-name="T9">require</text:span></text:span><text:span text:style-name="Source_20_Text"><text:span text:style-name="T13">(</text:span></text:span><text:span text:style-name="Source_20_Text"><text:span text:style-name="T12">'path'</text:span></text:span><text:span text:style-name="Source_20_Text"><text:span text:style-name="T13">);</text:span></text:span></text:p>
      <text:p text:style-name="P13"/>
      <text:p text:style-name="P13"><text:span text:style-name="Source_20_Text"><text:span text:style-name="T12">...</text:span></text:span></text:p>
      <text:p text:style-name="P13"/>
      <text:p text:style-name="P13"><text:span text:style-name="Source_20_Text"><text:span text:style-name="T10">module</text:span></text:span><text:span text:style-name="Source_20_Text"><text:span text:style-name="T13">.</text:span></text:span><text:span text:style-name="Source_20_Text"><text:span text:style-name="T9">exports</text:span></text:span><text:span text:style-name="Source_20_Text"><text:span text:style-name="T10"> </text:span></text:span><text:span text:style-name="Source_20_Text"><text:span text:style-name="T12">=</text:span></text:span><text:span text:style-name="Source_20_Text"><text:span text:style-name="T10"> </text:span></text:span><text:span text:style-name="Source_20_Text"><text:span text:style-name="T13">{</text:span></text:span></text:p>
      <text:p text:style-name="P13"><text:span text:style-name="Source_20_Text"><text:span text:style-name="T11"><text:s text:c="4"/></text:span></text:span><text:span text:style-name="Source_20_Text"><text:span text:style-name="T10">entry</text:span></text:span><text:span text:style-name="Source_20_Text"><text:span text:style-name="T13">:</text:span></text:span><text:span text:style-name="Source_20_Text"><text:span text:style-name="T10"> </text:span></text:span><text:span text:style-name="Source_20_Text"><text:span text:style-name="T12">"./js/app.js"</text:span></text:span><text:span text:style-name="Source_20_Text"><text:span text:style-name="T13">,</text:span></text:span></text:p>
      <text:p text:style-name="P13"><text:span text:style-name="Source_20_Text"><text:span text:style-name="T11"><text:s text:c="4"/></text:span></text:span><text:span text:style-name="Source_20_Text"><text:span text:style-name="T10">output</text:span></text:span><text:span text:style-name="Source_20_Text"><text:span text:style-name="T13">:</text:span></text:span><text:span text:style-name="Source_20_Text"><text:span text:style-name="T10"> </text:span></text:span><text:span text:style-name="Source_20_Text"><text:span text:style-name="T13">{</text:span></text:span></text:p>
      <text:p text:style-name="P13"><text:span text:style-name="Source_20_Text"><text:span text:style-name="T11"><text:s text:c="8"/></text:span></text:span><text:span text:style-name="Source_20_Text"><text:span text:style-name="T10">filename</text:span></text:span><text:span text:style-name="Source_20_Text"><text:span text:style-name="T13">:</text:span></text:span><text:span text:style-name="Source_20_Text"><text:span text:style-name="T10"> </text:span></text:span><text:span text:style-name="Source_20_Text"><text:span text:style-name="T12">"out[name].js"</text:span></text:span><text:span text:style-name="Source_20_Text"><text:span text:style-name="T13">,</text:span></text:span></text:p>
      <text:p text:style-name="P13"><text:span text:style-name="Source_20_Text"><text:span text:style-name="T11"><text:s text:c="8"/></text:span></text:span><text:span text:style-name="Source_20_Text"><text:span text:style-name="T10">path</text:span></text:span><text:span text:style-name="Source_20_Text"><text:span text:style-name="T13">.</text:span></text:span><text:span text:style-name="Source_20_Text"><text:span text:style-name="T14">resolve</text:span></text:span><text:span text:style-name="Source_20_Text"><text:span text:style-name="T13">(</text:span></text:span><text:span text:style-name="Source_20_Text"><text:span text:style-name="T10">__dirname</text:span></text:span><text:span text:style-name="Source_20_Text"><text:span text:style-name="T13">,</text:span></text:span><text:span text:style-name="Source_20_Text"><text:span text:style-name="T10"> </text:span></text:span><text:span text:style-name="Source_20_Text"><text:span text:style-name="T12">"js"</text:span></text:span><text:span text:style-name="Source_20_Text"><text:span text:style-name="T13">)</text:span></text:span></text:p>
      <text:p text:style-name="P13"><text:span text:style-name="Source_20_Text"><text:span text:style-name="T11"><text:s text:c="4"/></text:span></text:span><text:span text:style-name="Source_20_Text"><text:span text:style-name="T13">},</text:span></text:span></text:p>
      <text:p text:style-name="P13"><text:span text:style-name="Source_20_Text"><text:span text:style-name="T11"><text:s text:c="4"/></text:span></text:span><text:span text:style-name="Source_20_Text"><text:span text:style-name="T12">...</text:span></text:span></text:p>
      <text:p text:style-name="P13"><text:span text:style-name="Source_20_Text"><text:span text:style-name="T13">}</text:span></text:span></text:p>
      <text:p text:style-name="P2"><text:soft-page-break/>Podawanie ścieżki do katalogu wynika z tego, że plików wejściowych może być kilka. Wtedy wyjść także będzie kilka:</text:p>
      <text:p text:style-name="P5"><text:span text:style-name="Source_20_Text"><text:span text:style-name="T10">entry</text:span></text:span><text:span text:style-name="Source_20_Text"><text:span text:style-name="T13">:</text:span></text:span><text:span text:style-name="Source_20_Text"><text:span text:style-name="T10"> </text:span></text:span><text:span text:style-name="Source_20_Text"><text:span text:style-name="T13">{</text:span></text:span></text:p>
      <text:p text:style-name="P13"><text:span text:style-name="Source_20_Text"><text:span text:style-name="T11"><text:s text:c="4"/></text:span></text:span><text:span text:style-name="Source_20_Text"><text:span text:style-name="T10">a </text:span></text:span><text:span text:style-name="Source_20_Text"><text:span text:style-name="T13">:</text:span></text:span><text:span text:style-name="Source_20_Text"><text:span text:style-name="T10"> </text:span></text:span><text:span text:style-name="Source_20_Text"><text:span text:style-name="T12">"./js/app1.js"</text:span></text:span><text:span text:style-name="Source_20_Text"><text:span text:style-name="T13">,</text:span></text:span></text:p>
      <text:p text:style-name="P13"><text:span text:style-name="Source_20_Text"><text:span text:style-name="T11"><text:s text:c="4"/></text:span></text:span><text:span text:style-name="Source_20_Text"><text:span text:style-name="T10">b </text:span></text:span><text:span text:style-name="Source_20_Text"><text:span text:style-name="T13">:</text:span></text:span><text:span text:style-name="Source_20_Text"><text:span text:style-name="T10"> </text:span></text:span><text:span text:style-name="Source_20_Text"><text:span text:style-name="T12">"./js/app2.js"</text:span></text:span><text:span text:style-name="Source_20_Text"><text:span text:style-name="T13">,</text:span></text:span></text:p>
      <text:p text:style-name="P13"><text:span text:style-name="Source_20_Text"><text:span text:style-name="T13">},</text:span></text:span></text:p>
      <text:p text:style-name="P13"><text:span text:style-name="Source_20_Text"><text:span text:style-name="T10">output</text:span></text:span><text:span text:style-name="Source_20_Text"><text:span text:style-name="T13">:</text:span></text:span><text:span text:style-name="Source_20_Text"><text:span text:style-name="T10"> </text:span></text:span><text:span text:style-name="Source_20_Text"><text:span text:style-name="T13">{</text:span></text:span></text:p>
      <text:p text:style-name="P13"><text:span text:style-name="Source_20_Text"><text:span text:style-name="T11"><text:s text:c="4"/></text:span></text:span><text:span text:style-name="Source_20_Text"><text:span text:style-name="T10">filename</text:span></text:span><text:span text:style-name="Source_20_Text"><text:span text:style-name="T13">:</text:span></text:span><text:span text:style-name="Source_20_Text"><text:span text:style-name="T10"> </text:span></text:span><text:span text:style-name="Source_20_Text"><text:span text:style-name="T12">"out[name].js"</text:span></text:span><text:span text:style-name="Source_20_Text"><text:span text:style-name="T13">,</text:span></text:span><text:span text:style-name="Source_20_Text"><text:span text:style-name="T10"> </text:span></text:span><text:span text:style-name="Source_20_Text"><text:span text:style-name="T15">//zostaną nam wygenerowane pliki out-a.js i out-b.js</text:span></text:span></text:p>
      <text:p text:style-name="P13"><text:span text:style-name="Source_20_Text"><text:span text:style-name="T11"><text:s text:c="4"/></text:span></text:span><text:span text:style-name="Source_20_Text"><text:span text:style-name="T10">path</text:span></text:span><text:span text:style-name="Source_20_Text"><text:span text:style-name="T13">:</text:span></text:span><text:span text:style-name="Source_20_Text"><text:span text:style-name="T10"> </text:span></text:span><text:span text:style-name="Source_20_Text"><text:span text:style-name="T12">`</text:span></text:span><text:span text:style-name="Source_20_Text"><text:span text:style-name="T13">${</text:span></text:span><text:span text:style-name="Source_20_Text"><text:span text:style-name="T10">__dirname</text:span></text:span><text:span text:style-name="Source_20_Text"><text:span text:style-name="T13">}</text:span></text:span><text:span text:style-name="Source_20_Text"><text:span text:style-name="T12">/js`</text:span></text:span><text:span text:style-name="Source_20_Text"><text:span text:style-name="T13">,</text:span></text:span></text:p>
      <text:p text:style-name="P13"><text:span text:style-name="Source_20_Text"><text:span text:style-name="T13">},</text:span></text:span></text:p>
      <text:p text:style-name="P1"><text:span text:style-name="T3"/></text:p>
      <text:p text:style-name="P1"><text:span text:style-name="T3">Kolejna właściwość - </text:span><text:span text:style-name="Strong_20_Emphasis"><text:span text:style-name="T7">watch</text:span></text:span><text:span text:style-name="T3"> - włącza nam obserwowanie zmian w plikach. Po odpaleniu webpacka będzie on działał w tle i czekał na zmiany w plikach źródłowych. Gdy takie zauważy, odpali transpilację. Dzięki temu wystarczy, że raz go odpalimy i skupimy się na dalszej pracy. Aby zakończyć tak odpalonego webpacka, wystarczy w terminalu nacisnąć Ctrl + C kilka razy.</text:span></text:p>
      <text:p text:style-name="P1"><text:span text:style-name="T3">Kolejną właściwością jest </text:span><text:span text:style-name="Strong_20_Emphasis"><text:span text:style-name="T7">source-map</text:span></text:span><text:span text:style-name="T3">. Wyobraź sobie, że w naszym kodzie źródłowym zrobiliśmy błąd. Po dołączeniu do index.html wynikowego pliku nie bylibyśmy w stanie stwierdzić, w którym pliku znajduje się błędny kod, bo przecież w przeglądarce mamy dołączony kod skompilowany. Dzięki source-maps webpack dołącza plik z mapą, która mapuje skompilowany kod na pliki źródłowe. Dzięki temu badając JavaScript w przeglądarce debuger będzie nam wskazywał ścieżki do plików źródłowych.</text:span></text:p>
      <text:p text:style-name="P1"><text:span text:style-name="T3">Kolejna duża sekcja to </text:span><text:span text:style-name="Strong_20_Emphasis"><text:span text:style-name="T7">module</text:span></text:span><text:span text:style-name="T3">.</text:span></text:p>
      <text:p text:style-name="P2">Webpack czyta nasz kod. Jeżeli trafi na instrukcję require, dołączy do danego pliku importowany kod. Jeżeli trafi np. na importowany plik scss, css czy np. grafikę, które tutaj mogą być importowane do js, wtedy musi wykonać odpowiednie akcje. Właśnie w tej sekcji konfiguracji podajemy mu jak webpack ma reagować na odpowiednie formaty plików które są dołączane w kodzie.</text:p>
      <text:p text:style-name="P2">W naszym przypadku interesują nas pliki JavaScript, które domyślnie webpack po prostu by złączył z sobą. My chcemy jednak by webpack dodatkowo taki kod transpilował za pomocą Babel. Używamy do tego celu tak zwanego loadera. Loadery to właśnie "dodatki" do webpacka, które mówią mu co ma robić z danymi formatami plików. Pliki JavaScript loader babel transpiluje na ES5, ale np. loader sass dołączane do JavaScript pliki z sasem zamienił by na odpowiedni kod.</text:p>
      <text:p text:style-name="P2">Takich loaderów jest masa i wszystko zależy czego potrzebujesz. W praktyce wystarczy wpisać w google "webpack loader ..." gdzie kropki to interesujący nas format.</text:p>
      <text:p text:style-name="P1"><text:soft-page-break/><text:span text:style-name="T3">Żeby używać loadera babel, musimy go zainstalować. Wpisujemy więc w google </text:span><text:span text:style-name="Strong_20_Emphasis"><text:span text:style-name="T7">webpack loader bable</text:span></text:span><text:span text:style-name="T3"> i przechodzimy na stronę </text:span><text:a xlink:type="simple" xlink:href="https://github.com/babel/babel-loader" text:style-name="Internet_20_link" text:visited-style-name="Visited_20_Internet_20_Link"><text:span text:style-name="T1">https://github.com/babel/babel-loader</text:span></text:a><text:span text:style-name="T3">. Musimy ten loader zainstalować - tak samo jak webpacka. W terminalu wpisujemy więc:</text:span></text:p>
      <text:p text:style-name="P7"><text:span text:style-name="Source_20_Text"><text:span text:style-name="T16">npm install -D babel-loader @babel/core @babel/preset-env</text:span></text:span></text:p>
      <text:p text:style-name="P2"/>
      <text:p text:style-name="P2">Wraz z babel-loader i babel-core zainstalowaliśmy preset. Presety dla Babela są to dodatki (pluginy) działające mniej więcej tak samo jak autoprefixer. Czym jest ten autoprefixer? Jest to mechanizm (występujący jako narzędzia online, czy dodatki do różnych narzędzi jak edytory, gulp itp), który zamienia napisany przez nas kod scss/less/postcss na taki zapis, by był wspierany przez wskazane przez nas przeglądarki. My więc piszemy nasz kod beż żadnych prefixów korzystając z najnowszej składni CSS, a autoprefixer za naszym plecami automatycznie zamienia taki zapis dodając odpowiednie prefixy jak np. -moz-, -webkit itp.</text:p>
      <text:p text:style-name="P2">Podobnie jest z presetami do babela. My piszemy nasz kod za pomocą nowej składki ES6 (i nowszych), a dany preset automatycznie konwertuje go do odpowiedniego zapisu tak by działał on na wskazanych przez nas przeglądarkach.</text:p>
      <text:p text:style-name="P1"><text:span text:style-name="T3">Takich presetów jest </text:span><text:a xlink:type="simple" xlink:href="https://babeljs.io/docs/plugins/#presets" text:style-name="Internet_20_link" text:visited-style-name="Visited_20_Internet_20_Link"><text:span text:style-name="T1">kilka</text:span></text:a><text:span text:style-name="T3">. Część z nich kompiluje dany kod na konkretną wersję JavaScript.<text:line-break/>Preset który my powyżej zainstalowaliśmy jest połączeniem takich presetów i pozwala nam podczas konfiguracji wybrać jakie przeglądarki chcemy wspierać. W chwili pisania tego tekstu jest </text:span><text:a xlink:type="simple" xlink:href="https://babeljs.io/env/" text:style-name="Internet_20_link" text:visited-style-name="Visited_20_Internet_20_Link"><text:span text:style-name="T1">zalecany do użycia</text:span></text:a><text:span text:style-name="T3">.</text:span></text:p>
      <text:p text:style-name="P2">Aby go użyć, w regułach konfiguracji webpacka wskazujemy jego użycie dla babel:</text:p>
      <text:p text:style-name="P8"><text:span text:style-name="Source_20_Text"><text:span text:style-name="T16">...</text:span></text:span></text:p>
      <text:p text:style-name="P11"><text:span text:style-name="Source_20_Text"><text:span text:style-name="T16">module: {</text:span></text:span></text:p>
      <text:p text:style-name="P11"><text:span text:style-name="Source_20_Text"><text:span text:style-name="T18"><text:s text:c="4"/></text:span></text:span><text:span text:style-name="Source_20_Text"><text:span text:style-name="T16">rules: [</text:span></text:span></text:p>
      <text:p text:style-name="P11"><text:span text:style-name="Source_20_Text"><text:span text:style-name="T18"><text:s text:c="8"/></text:span></text:span><text:span text:style-name="Source_20_Text"><text:span text:style-name="T16">{</text:span></text:span></text:p>
      <text:p text:style-name="P11"><text:span text:style-name="Source_20_Text"><text:span text:style-name="T18"><text:s text:c="12"/></text:span></text:span><text:span text:style-name="Source_20_Text"><text:span text:style-name="T16">test: /\.m?js$/,</text:span></text:span></text:p>
      <text:p text:style-name="P11"><text:span text:style-name="Source_20_Text"><text:span text:style-name="T18"><text:s text:c="12"/></text:span></text:span><text:span text:style-name="Source_20_Text"><text:span text:style-name="T16">exclude: /(node_modules|bower_components)/,</text:span></text:span></text:p>
      <text:p text:style-name="P11"><text:span text:style-name="Source_20_Text"><text:span text:style-name="T18"><text:s text:c="12"/></text:span></text:span><text:span text:style-name="Source_20_Text"><text:span text:style-name="T16">use: {</text:span></text:span></text:p>
      <text:p text:style-name="P11"><text:span text:style-name="Source_20_Text"><text:span text:style-name="T18"><text:s text:c="16"/></text:span></text:span><text:span text:style-name="Source_20_Text"><text:span text:style-name="T16">loader: 'babel-loader',</text:span></text:span></text:p>
      <text:p text:style-name="P11"><text:span text:style-name="Source_20_Text"><text:span text:style-name="T18"><text:s text:c="16"/></text:span></text:span><text:span text:style-name="Source_20_Text"><text:span text:style-name="T16">options: {</text:span></text:span></text:p>
      <text:p text:style-name="P11"><text:span text:style-name="Source_20_Text"><text:span text:style-name="T18"><text:s text:c="20"/></text:span></text:span><text:span text:style-name="Source_20_Text"><text:span text:style-name="T16">presets: ['@babel/preset-env']</text:span></text:span></text:p>
      <text:p text:style-name="P11"><text:span text:style-name="Source_20_Text"><text:span text:style-name="T18"><text:s text:c="16"/></text:span></text:span><text:span text:style-name="Source_20_Text"><text:span text:style-name="T16">}</text:span></text:span></text:p>
      <text:p text:style-name="P11"><text:span text:style-name="Source_20_Text"><text:span text:style-name="T18"><text:s text:c="12"/></text:span></text:span><text:span text:style-name="Source_20_Text"><text:span text:style-name="T16">}</text:span></text:span></text:p>
      <text:p text:style-name="P11"><text:span text:style-name="Source_20_Text"><text:span text:style-name="T18"><text:s text:c="8"/></text:span></text:span><text:span text:style-name="Source_20_Text"><text:span text:style-name="T16">}</text:span></text:span></text:p>
      <text:p text:style-name="P11"><text:span text:style-name="Source_20_Text"><text:span text:style-name="T18"><text:s text:c="4"/></text:span></text:span><text:span text:style-name="Source_20_Text"><text:span text:style-name="T16">]</text:span></text:span></text:p>
      <text:p text:style-name="P11"><text:soft-page-break/><text:span text:style-name="Source_20_Text"><text:span text:style-name="T16">}</text:span></text:span></text:p>
      <text:p text:style-name="P11"><text:span text:style-name="Source_20_Text"><text:span text:style-name="T16">...</text:span></text:span></text:p>
      <text:p text:style-name="P1"><text:span text:style-name="T3"/></text:p>
      <text:p text:style-name="P1"><text:span text:style-name="T3">Aby wskazać jakie o jakie przeglądarki nam chodzi, możemy postapić na kilka sposobów wedle opisu ze strony </text:span><text:a xlink:type="simple" xlink:href="https://github.com/browserslist/browserslist#readme" text:style-name="Internet_20_link" text:visited-style-name="Visited_20_Internet_20_Link"><text:span text:style-name="T1">https://github.com/browserslist/browserslist#readme</text:span></text:a><text:span text:style-name="T3">.</text:span></text:p>
      <text:p text:style-name="P1"><text:span text:style-name="T3">Możemy więc stworzyć plik </text:span><text:span text:style-name="Strong_20_Emphasis"><text:span text:style-name="T7">.browserslistrc</text:span></text:span><text:span text:style-name="T3">, lub w pliku package.json dodać odpowiednią sekcję:</text:span></text:p>
      <text:p text:style-name="P6"><text:span text:style-name="Source_20_Text"><text:span text:style-name="T13">{</text:span></text:span></text:p>
      <text:p text:style-name="P12"><text:span text:style-name="Source_20_Text"><text:span text:style-name="T11"><text:s text:c="2"/></text:span></text:span><text:span text:style-name="Source_20_Text"><text:span text:style-name="T12">"name"</text:span></text:span><text:span text:style-name="Source_20_Text"><text:span text:style-name="T13">:</text:span></text:span><text:span text:style-name="Source_20_Text"><text:span text:style-name="T10"> </text:span></text:span><text:span text:style-name="Source_20_Text"><text:span text:style-name="T12">"projekt"</text:span></text:span><text:span text:style-name="Source_20_Text"><text:span text:style-name="T13">,</text:span></text:span></text:p>
      <text:p text:style-name="P12"><text:span text:style-name="Source_20_Text"><text:span text:style-name="T11"><text:s text:c="2"/></text:span></text:span><text:span text:style-name="Source_20_Text"><text:span text:style-name="T12">"version"</text:span></text:span><text:span text:style-name="Source_20_Text"><text:span text:style-name="T13">:</text:span></text:span><text:span text:style-name="Source_20_Text"><text:span text:style-name="T10"> </text:span></text:span><text:span text:style-name="Source_20_Text"><text:span text:style-name="T12">"1.0.0"</text:span></text:span><text:span text:style-name="Source_20_Text"><text:span text:style-name="T13">,</text:span></text:span></text:p>
      <text:p text:style-name="P12"><text:span text:style-name="Source_20_Text"><text:span text:style-name="T11"><text:s text:c="2"/></text:span></text:span><text:span text:style-name="Source_20_Text"><text:span text:style-name="T12">"description"</text:span></text:span><text:span text:style-name="Source_20_Text"><text:span text:style-name="T13">:</text:span></text:span><text:span text:style-name="Source_20_Text"><text:span text:style-name="T10"> </text:span></text:span><text:span text:style-name="Source_20_Text"><text:span text:style-name="T12">""</text:span></text:span><text:span text:style-name="Source_20_Text"><text:span text:style-name="T13">,</text:span></text:span></text:p>
      <text:p text:style-name="P12"><text:span text:style-name="Source_20_Text"><text:span text:style-name="T11"><text:s text:c="2"/></text:span></text:span><text:span text:style-name="Source_20_Text"><text:span text:style-name="T12">"main"</text:span></text:span><text:span text:style-name="Source_20_Text"><text:span text:style-name="T13">:</text:span></text:span><text:span text:style-name="Source_20_Text"><text:span text:style-name="T10"> </text:span></text:span><text:span text:style-name="Source_20_Text"><text:span text:style-name="T12">"index.js"</text:span></text:span><text:span text:style-name="Source_20_Text"><text:span text:style-name="T13">,</text:span></text:span></text:p>
      <text:p text:style-name="P12"><text:span text:style-name="Source_20_Text"><text:span text:style-name="T11"><text:s text:c="2"/></text:span></text:span><text:span text:style-name="Source_20_Text"><text:span text:style-name="T12">"scripts"</text:span></text:span><text:span text:style-name="Source_20_Text"><text:span text:style-name="T13">:</text:span></text:span><text:span text:style-name="Source_20_Text"><text:span text:style-name="T10"> </text:span></text:span><text:span text:style-name="Source_20_Text"><text:span text:style-name="T13">{</text:span></text:span></text:p>
      <text:p text:style-name="P12"><text:span text:style-name="Source_20_Text"><text:span text:style-name="T11"><text:s text:c="4"/></text:span></text:span><text:span text:style-name="Source_20_Text"><text:span text:style-name="T12">"dev"</text:span></text:span><text:span text:style-name="Source_20_Text"><text:span text:style-name="T13">:</text:span></text:span><text:span text:style-name="Source_20_Text"><text:span text:style-name="T10"> </text:span></text:span><text:span text:style-name="Source_20_Text"><text:span text:style-name="T12">"webpack --mode development --watch"</text:span></text:span><text:span text:style-name="Source_20_Text"><text:span text:style-name="T13">,</text:span></text:span></text:p>
      <text:p text:style-name="P12"><text:span text:style-name="Source_20_Text"><text:span text:style-name="T11"><text:s text:c="4"/></text:span></text:span><text:span text:style-name="Source_20_Text"><text:span text:style-name="T12">"build"</text:span></text:span><text:span text:style-name="Source_20_Text"><text:span text:style-name="T13">:</text:span></text:span><text:span text:style-name="Source_20_Text"><text:span text:style-name="T10"> </text:span></text:span><text:span text:style-name="Source_20_Text"><text:span text:style-name="T12">"webpack --mode production"</text:span></text:span></text:p>
      <text:p text:style-name="P12"><text:span text:style-name="Source_20_Text"><text:span text:style-name="T11"><text:s text:c="2"/></text:span></text:span><text:span text:style-name="Source_20_Text"><text:span text:style-name="T13">},</text:span></text:span></text:p>
      <text:p text:style-name="P12"><text:span text:style-name="Source_20_Text"><text:span text:style-name="T11"><text:s text:c="2"/></text:span></text:span><text:span text:style-name="Source_20_Text"><text:span text:style-name="T12">"browserslist"</text:span></text:span><text:span text:style-name="Source_20_Text"><text:span text:style-name="T13">:</text:span></text:span><text:span text:style-name="Source_20_Text"><text:span text:style-name="T10"> </text:span></text:span><text:span text:style-name="Source_20_Text"><text:span text:style-name="T13">[</text:span></text:span></text:p>
      <text:p text:style-name="P12"><text:span text:style-name="Source_20_Text"><text:span text:style-name="T11"><text:s text:c="4"/></text:span></text:span><text:span text:style-name="Source_20_Text"><text:span text:style-name="T12">"last 1 version"</text:span></text:span><text:span text:style-name="Source_20_Text"><text:span text:style-name="T13">,</text:span></text:span></text:p>
      <text:p text:style-name="P12"><text:span text:style-name="Source_20_Text"><text:span text:style-name="T11"><text:s text:c="4"/></text:span></text:span><text:span text:style-name="Source_20_Text"><text:span text:style-name="T12">"&gt; 1%"</text:span></text:span></text:p>
      <text:p text:style-name="P12"><text:span text:style-name="Source_20_Text"><text:span text:style-name="T11"><text:s text:c="2"/></text:span></text:span><text:span text:style-name="Source_20_Text"><text:span text:style-name="T13">],</text:span></text:span></text:p>
      <text:p text:style-name="P12"><text:span text:style-name="Source_20_Text"><text:span text:style-name="T11"><text:s text:c="2"/></text:span></text:span><text:span text:style-name="Source_20_Text"><text:span text:style-name="T12">"keywords"</text:span></text:span><text:span text:style-name="Source_20_Text"><text:span text:style-name="T13">:</text:span></text:span><text:span text:style-name="Source_20_Text"><text:span text:style-name="T10"> </text:span></text:span><text:span text:style-name="Source_20_Text"><text:span text:style-name="T13">[],</text:span></text:span></text:p>
      <text:p text:style-name="P12"><text:span text:style-name="Source_20_Text"><text:span text:style-name="T11"><text:s text:c="2"/></text:span></text:span><text:span text:style-name="Source_20_Text"><text:span text:style-name="T12">"author"</text:span></text:span><text:span text:style-name="Source_20_Text"><text:span text:style-name="T13">:</text:span></text:span><text:span text:style-name="Source_20_Text"><text:span text:style-name="T10"> </text:span></text:span><text:span text:style-name="Source_20_Text"><text:span text:style-name="T12">""</text:span></text:span><text:span text:style-name="Source_20_Text"><text:span text:style-name="T13">,</text:span></text:span></text:p>
      <text:p text:style-name="P12"><text:span text:style-name="Source_20_Text"><text:span text:style-name="T11"><text:s text:c="2"/></text:span></text:span><text:span text:style-name="Source_20_Text"><text:span text:style-name="T12">"license"</text:span></text:span><text:span text:style-name="Source_20_Text"><text:span text:style-name="T13">:</text:span></text:span><text:span text:style-name="Source_20_Text"><text:span text:style-name="T10"> </text:span></text:span><text:span text:style-name="Source_20_Text"><text:span text:style-name="T12">"ISC"</text:span></text:span><text:span text:style-name="Source_20_Text"><text:span text:style-name="T13">,</text:span></text:span></text:p>
      <text:p text:style-name="P12"><text:span text:style-name="Source_20_Text"><text:span text:style-name="T11"><text:s text:c="2"/></text:span></text:span><text:span text:style-name="Source_20_Text"><text:span text:style-name="T12">"dependencies"</text:span></text:span><text:span text:style-name="Source_20_Text"><text:span text:style-name="T13">:</text:span></text:span><text:span text:style-name="Source_20_Text"><text:span text:style-name="T10"> </text:span></text:span><text:span text:style-name="Source_20_Text"><text:span text:style-name="T13">{},</text:span></text:span></text:p>
      <text:p text:style-name="P12"><text:span text:style-name="Source_20_Text"><text:span text:style-name="T11"><text:s text:c="4"/></text:span></text:span><text:span text:style-name="Source_20_Text"><text:span text:style-name="T12">"devDependencies"</text:span></text:span><text:span text:style-name="Source_20_Text"><text:span text:style-name="T13">:</text:span></text:span><text:span text:style-name="Source_20_Text"><text:span text:style-name="T10"> </text:span></text:span><text:span text:style-name="Source_20_Text"><text:span text:style-name="T13">{</text:span></text:span></text:p>
      <text:p text:style-name="P12"><text:span text:style-name="Source_20_Text"><text:span text:style-name="T11"><text:s text:c="4"/></text:span></text:span><text:span text:style-name="Source_20_Text"><text:span text:style-name="T12">"@babel/core"</text:span></text:span><text:span text:style-name="Source_20_Text"><text:span text:style-name="T13">:</text:span></text:span><text:span text:style-name="Source_20_Text"><text:span text:style-name="T10"> </text:span></text:span><text:span text:style-name="Source_20_Text"><text:span text:style-name="T12">"^7.4.5"</text:span></text:span><text:span text:style-name="Source_20_Text"><text:span text:style-name="T13">,</text:span></text:span></text:p>
      <text:p text:style-name="P12"><text:span text:style-name="Source_20_Text"><text:span text:style-name="T11"><text:s text:c="4"/></text:span></text:span><text:span text:style-name="Source_20_Text"><text:span text:style-name="T12">"@babel/preset-env"</text:span></text:span><text:span text:style-name="Source_20_Text"><text:span text:style-name="T13">:</text:span></text:span><text:span text:style-name="Source_20_Text"><text:span text:style-name="T10"> </text:span></text:span><text:span text:style-name="Source_20_Text"><text:span text:style-name="T12">"^7.4.5"</text:span></text:span><text:span text:style-name="Source_20_Text"><text:span text:style-name="T13">,</text:span></text:span></text:p>
      <text:p text:style-name="P12"><text:span text:style-name="Source_20_Text"><text:span text:style-name="T11"><text:s text:c="4"/></text:span></text:span><text:span text:style-name="Source_20_Text"><text:span text:style-name="T12">"babel-loader"</text:span></text:span><text:span text:style-name="Source_20_Text"><text:span text:style-name="T13">:</text:span></text:span><text:span text:style-name="Source_20_Text"><text:span text:style-name="T10"> </text:span></text:span><text:span text:style-name="Source_20_Text"><text:span text:style-name="T12">"^8.0.6"</text:span></text:span><text:span text:style-name="Source_20_Text"><text:span text:style-name="T13">,</text:span></text:span></text:p>
      <text:p text:style-name="P12"><text:span text:style-name="Source_20_Text"><text:span text:style-name="T11"><text:s text:c="4"/></text:span></text:span><text:span text:style-name="Source_20_Text"><text:span text:style-name="T12">"webpack"</text:span></text:span><text:span text:style-name="Source_20_Text"><text:span text:style-name="T13">:</text:span></text:span><text:span text:style-name="Source_20_Text"><text:span text:style-name="T10"> </text:span></text:span><text:span text:style-name="Source_20_Text"><text:span text:style-name="T12">"^4.35.0"</text:span></text:span><text:span text:style-name="Source_20_Text"><text:span text:style-name="T13">,</text:span></text:span></text:p>
      <text:p text:style-name="P12"><text:span text:style-name="Source_20_Text"><text:span text:style-name="T11"><text:s text:c="4"/></text:span></text:span><text:span text:style-name="Source_20_Text"><text:span text:style-name="T12">"webpack-cli"</text:span></text:span><text:span text:style-name="Source_20_Text"><text:span text:style-name="T13">:</text:span></text:span><text:span text:style-name="Source_20_Text"><text:span text:style-name="T10"> </text:span></text:span><text:span text:style-name="Source_20_Text"><text:span text:style-name="T12">"^3.3.5"</text:span></text:span></text:p>
      <text:p text:style-name="P12"><text:span text:style-name="Source_20_Text"><text:span text:style-name="T11"><text:s text:c="2"/></text:span></text:span><text:span text:style-name="Source_20_Text"><text:span text:style-name="T13">}</text:span></text:span></text:p>
      <text:p text:style-name="P12"><text:soft-page-break/><text:span text:style-name="Source_20_Text"><text:span text:style-name="T13">}</text:span></text:span></text:p>
      <text:p text:style-name="P12"><text:span text:style-name="Source_20_Text"><text:span text:style-name="T11"><text:s/></text:span></text:span></text:p>
      <text:p text:style-name="P12"><text:span text:style-name="Source_20_Text"><text:span text:style-name="T11"><text:s/></text:span></text:span></text:p>
      <text:p text:style-name="P12"><text:span text:style-name="Source_20_Text"><text:span text:style-name="T11"><text:s/></text:span></text:span></text:p>
      <text:p text:style-name="P12"><text:span text:style-name="Source_20_Text"><text:span text:style-name="T11"><text:s/></text:span></text:span></text:p>
      <text:p text:style-name="P2"/>
      <text:p text:style-name="P2">(pamiętajmy tylko, że JSON jest formatem dość restrykcyjnym, dlatego nie możemy tam dodać żadnego nadmiarowego lub pominąć żadnego przecinka)</text:p>
      <text:p text:style-name="P1"><text:span text:style-name="T3">Pełną listę podobnych zapisów odnośnie przeglądarek możesz znaleźć </text:span><text:a xlink:type="simple" xlink:href="https://github.com/ai/browserslist#queries" text:style-name="Internet_20_link" text:visited-style-name="Visited_20_Internet_20_Link"><text:span text:style-name="T1">tutaj</text:span></text:a><text:span text:style-name="T3">. Podobne definicje stosuje się też przy autoprefixerze, który opiera się o ten sam mechanizm.</text:span></text:p>
      <text:p text:style-name="P1"><text:span text:style-name="T3">W internecie znajdziesz masę tutoriali, które korzystają z innych presetów np. </text:span><text:span text:style-name="Strong_20_Emphasis"><text:span text:style-name="T7">preset-env2015</text:span></text:span><text:span text:style-name="T3">. Nie jest to błędem. Po prostu autorzy użyli taki preset a nie inny. Ja sam bardzo długo używałem preset-es2015 i nigdy nie narzekałem na działanie. Ale skoro nowszy pozwala dodatkowo wybierać jakie przeglądarki chcemy wspierać, to czemu by z niego nie skorzystać...</text:span></text:p>
      <text:p text:style-name="P2">Odpal teraz webpacka poleceniem:</text:p>
      <text:p text:style-name="P7"><text:span text:style-name="Source_20_Text"><text:span text:style-name="T16">npm run dev</text:span></text:span></text:p>
      <text:p text:style-name="P9"><text:span text:style-name="Source_20_Text"><text:span text:style-name="T16">//lub</text:span></text:span></text:p>
      <text:p text:style-name="P9"><text:span text:style-name="Source_20_Text"><text:span text:style-name="T16">npm run build</text:span></text:span></text:p>
      <text:p text:style-name="P2"/>
      <text:p text:style-name="P2">Jeżeli chcesz przerwać działanie webpacka, w terminalu naciśnij Ctrl + C.</text:p>
      <text:p text:style-name="P1"><text:a xlink:type="simple" xlink:href="https://kursjs.pl/kurs/es6/projekt-webpack.zip" text:style-name="Internet_20_link" text:visited-style-name="Visited_20_Internet_20_Link"><text:span text:style-name="T1">Tutaj możesz ściągnąć</text:span></text:a><text:span text:style-name="T3"> powyżej opisany mini projekt. Po ściągnięciu wypakuj go do katalogu z projektem, a następnie zainstaluj wszystkie paczki za pomocą polecenia </text:span><text:span text:style-name="Strong_20_Emphasis"><text:span text:style-name="T7">npm i</text:span></text:span><text:span text:style-name="T3"> (lub sudo npm i).</text:span></text:p>
      <text:p text:style-name="P2">Po instalacji możesz już działać odpalając webpacka powyżej opisanymi poleceniami.</text:p>
      <text:h text:style-name="P3" text:outline-level="2"><text:bookmark text:name="webpack-dev-server"/>Webpack dev server</text:h>
      <text:p text:style-name="P2">Podczas pracy dobrze jest mieć automatyczne odświeżanie, dzięki czemu nasza praca będzie przyjemniejsza.</text:p>
      <text:p text:style-name="P1"><text:span text:style-name="T3">Jednym z możliwych rozwiązań jest zastosowanie do tego </text:span><text:span text:style-name="Strong_20_Emphasis"><text:span text:style-name="T7">webpack dev server</text:span></text:span><text:span text:style-name="T3">, który automatycznie będzie odświeżał na stronie nasze skrypty gdy wykryje zmianę która do nich wprowadzamy.</text:span></text:p>
      <text:p text:style-name="P2">Ważną sprawą jest, że po odpaleniu takiego servera bundlowanie skryptów odbywa się wirtualnie w pamięci komputera. Na naszej stronie w przeglądarce wszystko będzie widoczne jak poprzednio, ale wynikowy kod nie będzie zapisywany na dysku do realnych plików js, a będzie brany bezpośrednio z pamięci komputera.</text:p>
      <text:p text:style-name="P2">Co to oznacza? To oznacza, że podczas pracy developerskiej używając takiego servera cały skompilowany kod serwowany jest nam z pamięci komputera. Po <text:soft-page-break/>zakończeniu pracy developerskiej musimy odpalić oddzielne zadanie, które skompiluje nasze pliki w realne pliki js na dysku.</text:p>
      <text:p text:style-name="P1"><text:span text:style-name="T3">Aby zainstalować taki server, przechodzimy na stronę </text:span><text:a xlink:type="simple" xlink:href="https://github.com/webpack/webpack-dev-server" text:style-name="Internet_20_link" text:visited-style-name="Visited_20_Internet_20_Link"><text:span text:style-name="T1">https://github.com/webpack/webpack-dev-server</text:span></text:a><text:span text:style-name="T3"> i instalujemy serwer zgodnie z instrukcją:</text:span></text:p>
      <text:p text:style-name="P5"><text:span text:style-name="Source_20_Text"><text:span text:style-name="T10">npm install webpack</text:span></text:span><text:span text:style-name="Source_20_Text"><text:span text:style-name="T12">-</text:span></text:span><text:span text:style-name="Source_20_Text"><text:span text:style-name="T10">dev</text:span></text:span><text:span text:style-name="Source_20_Text"><text:span text:style-name="T12">-</text:span></text:span><text:span text:style-name="Source_20_Text"><text:span text:style-name="T10">server </text:span></text:span><text:span text:style-name="Source_20_Text"><text:span text:style-name="T12">--</text:span></text:span><text:span text:style-name="Source_20_Text"><text:span text:style-name="T10">save</text:span></text:span><text:span text:style-name="Source_20_Text"><text:span text:style-name="T12">-</text:span></text:span><text:span text:style-name="Source_20_Text"><text:span text:style-name="T10">dev</text:span></text:span></text:p>
      <text:p text:style-name="P2"/>
      <text:p text:style-name="P2">Aby teraz go użyć, wystarczy zamiast samego webpacka, odpalić nasz serwer. Dodajmy do skryptów w package.json odpowiedni skrypt:</text:p>
      <text:p text:style-name="P5"><text:span text:style-name="Source_20_Text"><text:span text:style-name="T12">...</text:span></text:span></text:p>
      <text:p text:style-name="P13"><text:span text:style-name="Source_20_Text"><text:span text:style-name="T12">"scripts"</text:span></text:span><text:span text:style-name="Source_20_Text"><text:span text:style-name="T13">:</text:span></text:span><text:span text:style-name="Source_20_Text"><text:span text:style-name="T10"> </text:span></text:span><text:span text:style-name="Source_20_Text"><text:span text:style-name="T13">{</text:span></text:span></text:p>
      <text:p text:style-name="P13"><text:span text:style-name="Source_20_Text"><text:span text:style-name="T11"><text:s text:c="4"/></text:span></text:span><text:span text:style-name="Source_20_Text"><text:span text:style-name="T12">"dev"</text:span></text:span><text:span text:style-name="Source_20_Text"><text:span text:style-name="T13">:</text:span></text:span><text:span text:style-name="Source_20_Text"><text:span text:style-name="T10"> </text:span></text:span><text:span text:style-name="Source_20_Text"><text:span text:style-name="T12">"webpack --mode development --watch"</text:span></text:span><text:span text:style-name="Source_20_Text"><text:span text:style-name="T13">,</text:span></text:span></text:p>
      <text:p text:style-name="P13"><text:span text:style-name="Source_20_Text"><text:span text:style-name="T11"><text:s text:c="4"/></text:span></text:span><text:span text:style-name="Source_20_Text"><text:span text:style-name="T12">"build"</text:span></text:span><text:span text:style-name="Source_20_Text"><text:span text:style-name="T13">:</text:span></text:span><text:span text:style-name="Source_20_Text"><text:span text:style-name="T10"> </text:span></text:span><text:span text:style-name="Source_20_Text"><text:span text:style-name="T12">"webpack --mode production"</text:span></text:span><text:span text:style-name="Source_20_Text"><text:span text:style-name="T13">,</text:span></text:span></text:p>
      <text:p text:style-name="P13"><text:span text:style-name="Source_20_Text"><text:span text:style-name="T11"><text:s text:c="4"/></text:span></text:span><text:span text:style-name="Source_20_Text"><text:span text:style-name="T12">"live"</text:span></text:span><text:span text:style-name="Source_20_Text"><text:span text:style-name="T13">:</text:span></text:span><text:span text:style-name="Source_20_Text"><text:span text:style-name="T10"> </text:span></text:span><text:span text:style-name="Source_20_Text"><text:span text:style-name="T12">"webpack-dev-server --inline --hot"</text:span></text:span></text:p>
      <text:p text:style-name="P13"><text:span text:style-name="Source_20_Text"><text:span text:style-name="T13">},</text:span></text:span></text:p>
      <text:p text:style-name="P13"><text:span text:style-name="Source_20_Text"><text:span text:style-name="T12">...</text:span></text:span></text:p>
      <text:p text:style-name="P26"/>
      <text:p text:style-name="P25">Parametr --hot oznacza hot-replacement. Webpack przy bardzo dużych bundlach będzie starał się aktualizować tylko kawałki kodu, które realnie się zmieniły, dzięki czemu nie będzie musiał każdorazowo przebudowywać wszystkich skryptów.</text:p>
      <text:p text:style-name="P2">Od tej pory będziemy mogli mogli używać 3 poleceń:</text:p>
      <text:list xml:id="list8206686066516076404" text:style-name="L1">
        <text:list-item>
          <text:p text:style-name="P27"><text:span text:style-name="Strong_20_Emphasis"><text:span text:style-name="T7">npm run dev</text:span></text:span><text:span text:style-name="T3"> - odpali webpacka w trybie nasłuchiwania. Kod będzie kompilowany i zapisywany na dysku do plików w formie niespakowanej</text:span></text:p>
        </text:list-item>
        <text:list-item>
          <text:p text:style-name="P27"><text:span text:style-name="Strong_20_Emphasis"><text:span text:style-name="T7">npm run build</text:span></text:span><text:span text:style-name="T3"> - skompiluje kod js do plików na dysku w formie spakowanej</text:span></text:p>
        </text:list-item>
        <text:list-item>
          <text:p text:style-name="P17"><text:span text:style-name="Strong_20_Emphasis"><text:span text:style-name="T7">npm run live</text:span></text:span><text:span text:style-name="T3"> - odpali webpack-dev-server. Kod będzie kompilowany w pamięci, a w przeglądarce będzie się automatycznie odświeżał</text:span></text:p>
        </text:list-item>
      </text:list>
      <text:p text:style-name="P1"><text:span text:style-name="T3">używać komendy </text:span><text:span text:style-name="Strong_20_Emphasis"><text:span text:style-name="T6">npm run live</text:span></text:span><text:span text:style-name="T3">, aby odpalić serwer z automatycznym odświeżaniem strony. Po zakończeniu pracy aby realnie zbudować pliki powinniśmy użyć polecenia </text:span><text:span text:style-name="Strong_20_Emphasis"><text:span text:style-name="T6">npm run build</text:span></text:span><text:span text:style-name="T3">.</text:span></text:p>
      <text:h text:style-name="P3" text:outline-level="2"><text:bookmark text:name="inne-rozwiazania"/>Inne rozwiązania</text:h>
      <text:p text:style-name="P2">To co pokazałem ci powyżej, jest jedną z miliona możliwości używania webpacka.</text:p>
      <text:p text:style-name="P2">Niektórzy instalują go globalnie, tworzą plik konfiguracyjny (tak jak powyżej), a potem odpalają go bez skryptu bezpośrednio z konsoli poleceniem:</text:p>
      <text:p text:style-name="P7"><text:span text:style-name="Source_20_Text"><text:span text:style-name="T16">webpack</text:span></text:span></text:p>
      <text:p text:style-name="P16">Wybierz kolory</text:p>
      <text:p text:style-name="P2">co dam nam w konsoli:</text:p>
      <text:p text:style-name="P18"><text:soft-page-break/><draw:frame draw:style-name="fr1" draw:name="grafika2" text:anchor-type="as-char" svg:width="13.709cm" svg:height="5.586cm" draw:z-index="1"><draw:image xlink:href="https://kursjs.pl/kurs/es6/webpack-console.png" xlink:type="simple" xlink:show="embed" xlink:actuate="onLoad"/><svg:title>webpack console</svg:title></draw:frame></text:p>
      <text:p text:style-name="P2">Inni instalują webpacka globalnie i w ogóle nie tworzą pliku konfiguracji od razu odpalając go z komendy (podając też wszystkie konieczne parametry)</text:p>
      <text:p text:style-name="P1"><text:span text:style-name="T3">Ostatnio też powstał </text:span><text:a xlink:type="simple" xlink:href="https://github.com/webpack/webpack-cli" text:style-name="Internet_20_link" text:visited-style-name="Visited_20_Internet_20_Link"><text:span text:style-name="T1">webpack-cli</text:span></text:a><text:span text:style-name="T3"> - coś jak gulp-cli, czyli mini narzędzie, które pozwala odpalać z terminala webpacka wraz z odpowiednimi opcjami konfiguracyjnymi.</text:span></text:p>
      <text:p text:style-name="P1"><text:span text:style-name="T3">Dodatkowo jakiś czas temu dodano do npm komendę </text:span><text:span text:style-name="Strong_20_Emphasis"><text:span text:style-name="T7">npx</text:span></text:span><text:span text:style-name="T3">, która pozwala odpalać lokalnie zainstalowane paczki z poziomu terminala:</text:span></text:p>
      <text:p text:style-name="P5"><text:span text:style-name="Source_20_Text"><text:span text:style-name="T10">npx webpack</text:span></text:span></text:p>
      <text:p text:style-name="P1"><text:span text:style-name="T3"/></text:p>
      <text:p text:style-name="P1"><text:span text:style-name="T3">Ja osobiście używam na co dzień </text:span><text:a xlink:type="simple" xlink:href="http://domanart.pl/gulp" text:style-name="Internet_20_link" text:visited-style-name="Visited_20_Internet_20_Link"><text:span text:style-name="T1">Gulpa</text:span></text:a><text:span text:style-name="T3">. Stworzyłem sobie więc podobny do powyższego plik konfiguracyjny webpacka, a następnie zintegrowałem go z Gulpem.</text:span></text:p>
      <text:p text:style-name="P5"><text:span text:style-name="Source_20_Text"><text:span text:style-name="T12">...</text:span></text:span></text:p>
      <text:p text:style-name="P13"/>
      <text:p text:style-name="P13"><text:span text:style-name="Source_20_Text"><text:span text:style-name="T9">const</text:span></text:span><text:span text:style-name="Source_20_Text"><text:span text:style-name="T10"> </text:span></text:span><text:span text:style-name="Source_20_Text"><text:span text:style-name="T14">js</text:span></text:span><text:span text:style-name="Source_20_Text"><text:span text:style-name="T10"> </text:span></text:span><text:span text:style-name="Source_20_Text"><text:span text:style-name="T12">=</text:span></text:span><text:span text:style-name="Source_20_Text"><text:span text:style-name="T10"> </text:span></text:span><text:span text:style-name="Source_20_Text"><text:span text:style-name="T13">(</text:span></text:span><text:span text:style-name="Source_20_Text"><text:span text:style-name="T10">cb</text:span></text:span><text:span text:style-name="Source_20_Text"><text:span text:style-name="T13">)</text:span></text:span><text:span text:style-name="Source_20_Text"><text:span text:style-name="T10"> </text:span></text:span><text:span text:style-name="Source_20_Text"><text:span text:style-name="T12">=&gt;</text:span></text:span><text:span text:style-name="Source_20_Text"><text:span text:style-name="T10"> </text:span></text:span><text:span text:style-name="Source_20_Text"><text:span text:style-name="T13">{</text:span></text:span></text:p>
      <text:p text:style-name="P13"><text:span text:style-name="Source_20_Text"><text:span text:style-name="T11"><text:s text:c="4"/></text:span></text:span><text:span text:style-name="Source_20_Text"><text:span text:style-name="T9">return</text:span></text:span><text:span text:style-name="Source_20_Text"><text:span text:style-name="T10"> </text:span></text:span><text:span text:style-name="Source_20_Text"><text:span text:style-name="T14">webpack</text:span></text:span><text:span text:style-name="Source_20_Text"><text:span text:style-name="T13">(</text:span></text:span><text:span text:style-name="Source_20_Text"><text:span text:style-name="T9">require</text:span></text:span><text:span text:style-name="Source_20_Text"><text:span text:style-name="T13">(</text:span></text:span><text:span text:style-name="Source_20_Text"><text:span text:style-name="T12">"./webpack.config.js"</text:span></text:span><text:span text:style-name="Source_20_Text"><text:span text:style-name="T13">),</text:span></text:span><text:span text:style-name="Source_20_Text"><text:span text:style-name="T10"> </text:span></text:span><text:span text:style-name="Source_20_Text"><text:span text:style-name="T9">function</text:span></text:span><text:span text:style-name="Source_20_Text"><text:span text:style-name="T13">(</text:span></text:span><text:span text:style-name="Source_20_Text"><text:span text:style-name="T10">err</text:span></text:span><text:span text:style-name="Source_20_Text"><text:span text:style-name="T13">,</text:span></text:span><text:span text:style-name="Source_20_Text"><text:span text:style-name="T10"> stats</text:span></text:span><text:span text:style-name="Source_20_Text"><text:span text:style-name="T13">)</text:span></text:span><text:span text:style-name="Source_20_Text"><text:span text:style-name="T10"> </text:span></text:span><text:span text:style-name="Source_20_Text"><text:span text:style-name="T13">{</text:span></text:span></text:p>
      <text:p text:style-name="P13"><text:span text:style-name="Source_20_Text"><text:span text:style-name="T11"><text:s text:c="8"/></text:span></text:span><text:span text:style-name="Source_20_Text"><text:span text:style-name="T9">if</text:span></text:span><text:span text:style-name="Source_20_Text"><text:span text:style-name="T10"> </text:span></text:span><text:span text:style-name="Source_20_Text"><text:span text:style-name="T13">(</text:span></text:span><text:span text:style-name="Source_20_Text"><text:span text:style-name="T10">err</text:span></text:span><text:span text:style-name="Source_20_Text"><text:span text:style-name="T13">)</text:span></text:span><text:span text:style-name="Source_20_Text"><text:span text:style-name="T10"> </text:span></text:span><text:span text:style-name="Source_20_Text"><text:span text:style-name="T9">throw</text:span></text:span><text:span text:style-name="Source_20_Text"><text:span text:style-name="T10"> err</text:span></text:span><text:span text:style-name="Source_20_Text"><text:span text:style-name="T13">;</text:span></text:span></text:p>
      <text:p text:style-name="P13"><text:span text:style-name="Source_20_Text"><text:span text:style-name="T11"><text:s text:c="8"/></text:span></text:span><text:span text:style-name="Source_20_Text"><text:span text:style-name="T10">console</text:span></text:span><text:span text:style-name="Source_20_Text"><text:span text:style-name="T13">.</text:span></text:span><text:span text:style-name="Source_20_Text"><text:span text:style-name="T14">log</text:span></text:span><text:span text:style-name="Source_20_Text"><text:span text:style-name="T13">(</text:span></text:span><text:span text:style-name="Source_20_Text"><text:span text:style-name="T10">stats</text:span></text:span><text:span text:style-name="Source_20_Text"><text:span text:style-name="T13">.</text:span></text:span><text:span text:style-name="Source_20_Text"><text:span text:style-name="T14">toString</text:span></text:span><text:span text:style-name="Source_20_Text"><text:span text:style-name="T13">());</text:span></text:span></text:p>
      <text:p text:style-name="P13"><text:span text:style-name="Source_20_Text"><text:span text:style-name="T11"><text:s text:c="8"/></text:span></text:span><text:span text:style-name="Source_20_Text"><text:span text:style-name="T10">browserSync</text:span></text:span><text:span text:style-name="Source_20_Text"><text:span text:style-name="T13">.</text:span></text:span><text:span text:style-name="Source_20_Text"><text:span text:style-name="T14">reload</text:span></text:span><text:span text:style-name="Source_20_Text"><text:span text:style-name="T13">();</text:span></text:span></text:p>
      <text:p text:style-name="P13"/>
      <text:p text:style-name="P13"><text:span text:style-name="Source_20_Text"><text:span text:style-name="T11"><text:s text:c="8"/></text:span></text:span><text:span text:style-name="Source_20_Text"><text:span text:style-name="T14">cb</text:span></text:span><text:span text:style-name="Source_20_Text"><text:span text:style-name="T13">();</text:span></text:span></text:p>
      <text:p text:style-name="P13"><text:span text:style-name="Source_20_Text"><text:span text:style-name="T11"><text:s text:c="4"/></text:span></text:span><text:span text:style-name="Source_20_Text"><text:span text:style-name="T13">})</text:span></text:span></text:p>
      <text:p text:style-name="P13"><text:span text:style-name="Source_20_Text"><text:span text:style-name="T13">};</text:span></text:span></text:p>
      <text:p text:style-name="P13"/>
      <text:p text:style-name="P13"><text:span text:style-name="Source_20_Text"><text:span text:style-name="T9">const</text:span></text:span><text:span text:style-name="Source_20_Text"><text:span text:style-name="T10"> </text:span></text:span><text:span text:style-name="Source_20_Text"><text:span text:style-name="T14">watch</text:span></text:span><text:span text:style-name="Source_20_Text"><text:span text:style-name="T10"> </text:span></text:span><text:span text:style-name="Source_20_Text"><text:span text:style-name="T12">=</text:span></text:span><text:span text:style-name="Source_20_Text"><text:span text:style-name="T10"> </text:span></text:span><text:span text:style-name="Source_20_Text"><text:span text:style-name="T13">()</text:span></text:span><text:span text:style-name="Source_20_Text"><text:span text:style-name="T10"> </text:span></text:span><text:span text:style-name="Source_20_Text"><text:span text:style-name="T12">=&gt;</text:span></text:span><text:span text:style-name="Source_20_Text"><text:span text:style-name="T10"> </text:span></text:span><text:span text:style-name="Source_20_Text"><text:span text:style-name="T13">{</text:span></text:span></text:p>
      <text:p text:style-name="P13"><text:span text:style-name="Source_20_Text"><text:span text:style-name="T11"><text:s text:c="4"/></text:span></text:span><text:span text:style-name="Source_20_Text"><text:span text:style-name="T10">gulp</text:span></text:span><text:span text:style-name="Source_20_Text"><text:span text:style-name="T13">.</text:span></text:span><text:span text:style-name="Source_20_Text"><text:span text:style-name="T14">watch</text:span></text:span><text:span text:style-name="Source_20_Text"><text:span text:style-name="T13">(</text:span></text:span><text:span text:style-name="Source_20_Text"><text:span text:style-name="T12">"src/scss/**/*.scss"</text:span></text:span><text:span text:style-name="Source_20_Text"><text:span text:style-name="T13">,</text:span></text:span><text:span text:style-name="Source_20_Text"><text:span text:style-name="T10"> gulp</text:span></text:span><text:span text:style-name="Source_20_Text"><text:span text:style-name="T13">.</text:span></text:span><text:span text:style-name="Source_20_Text"><text:span text:style-name="T14">series</text:span></text:span><text:span text:style-name="Source_20_Text"><text:span text:style-name="T13">(</text:span></text:span><text:span text:style-name="Source_20_Text"><text:span text:style-name="T10">sassTask</text:span></text:span><text:span text:style-name="Source_20_Text"><text:span text:style-name="T13">));</text:span></text:span></text:p>
      <text:p text:style-name="P13"><text:span text:style-name="Source_20_Text"><text:span text:style-name="T11"><text:s text:c="4"/></text:span></text:span><text:span text:style-name="Source_20_Text"><text:span text:style-name="T10">gulp</text:span></text:span><text:span text:style-name="Source_20_Text"><text:span text:style-name="T13">.</text:span></text:span><text:span text:style-name="Source_20_Text"><text:span text:style-name="T14">watch</text:span></text:span><text:span text:style-name="Source_20_Text"><text:span text:style-name="T13">(</text:span></text:span><text:span text:style-name="Source_20_Text"><text:span text:style-name="T12">"src/js/**/*.js"</text:span></text:span><text:span text:style-name="Source_20_Text"><text:span text:style-name="T13">,</text:span></text:span><text:span text:style-name="Source_20_Text"><text:span text:style-name="T10"> gulp</text:span></text:span><text:span text:style-name="Source_20_Text"><text:span text:style-name="T13">.</text:span></text:span><text:span text:style-name="Source_20_Text"><text:span text:style-name="T14">series</text:span></text:span><text:span text:style-name="Source_20_Text"><text:span text:style-name="T13">(</text:span></text:span><text:span text:style-name="Source_20_Text"><text:span text:style-name="T10">es6Task</text:span></text:span><text:span text:style-name="Source_20_Text"><text:span text:style-name="T13">));</text:span></text:span></text:p>
      <text:p text:style-name="P13"><text:soft-page-break/><text:span text:style-name="Source_20_Text"><text:span text:style-name="T11"><text:s text:c="4"/></text:span></text:span><text:span text:style-name="Source_20_Text"><text:span text:style-name="T10">gulp</text:span></text:span><text:span text:style-name="Source_20_Text"><text:span text:style-name="T13">.</text:span></text:span><text:span text:style-name="Source_20_Text"><text:span text:style-name="T14">watch</text:span></text:span><text:span text:style-name="Source_20_Text"><text:span text:style-name="T13">(</text:span></text:span><text:span text:style-name="Source_20_Text"><text:span text:style-name="T12">"dist/**/*.html"</text:span></text:span><text:span text:style-name="Source_20_Text"><text:span text:style-name="T13">).</text:span></text:span><text:span text:style-name="Source_20_Text"><text:span text:style-name="T14">on</text:span></text:span><text:span text:style-name="Source_20_Text"><text:span text:style-name="T13">(</text:span></text:span><text:span text:style-name="Source_20_Text"><text:span text:style-name="T12">"change"</text:span></text:span><text:span text:style-name="Source_20_Text"><text:span text:style-name="T13">,</text:span></text:span><text:span text:style-name="Source_20_Text"><text:span text:style-name="T10"> browserSync</text:span></text:span><text:span text:style-name="Source_20_Text"><text:span text:style-name="T13">.</text:span></text:span><text:span text:style-name="Source_20_Text"><text:span text:style-name="T10">reload</text:span></text:span><text:span text:style-name="Source_20_Text"><text:span text:style-name="T13">);</text:span></text:span></text:p>
      <text:p text:style-name="P13"><text:span text:style-name="Source_20_Text"><text:span text:style-name="T13">};</text:span></text:span></text:p>
      <text:p text:style-name="P13"/>
      <text:p text:style-name="P13"><text:span text:style-name="Source_20_Text"><text:span text:style-name="T9">exports</text:span></text:span><text:span text:style-name="Source_20_Text"><text:span text:style-name="T13">.</text:span></text:span><text:span text:style-name="Source_20_Text"><text:span text:style-name="T9">default</text:span></text:span><text:span text:style-name="Source_20_Text"><text:span text:style-name="T10"> </text:span></text:span><text:span text:style-name="Source_20_Text"><text:span text:style-name="T12">=</text:span></text:span><text:span text:style-name="Source_20_Text"><text:span text:style-name="T10"> gulp</text:span></text:span><text:span text:style-name="Source_20_Text"><text:span text:style-name="T13">.</text:span></text:span><text:span text:style-name="Source_20_Text"><text:span text:style-name="T14">series</text:span></text:span><text:span text:style-name="Source_20_Text"><text:span text:style-name="T13">(</text:span></text:span><text:span text:style-name="Source_20_Text"><text:span text:style-name="T10">sass</text:span></text:span><text:span text:style-name="Source_20_Text"><text:span text:style-name="T13">,</text:span></text:span><text:span text:style-name="Source_20_Text"><text:span text:style-name="T10"> js</text:span></text:span><text:span text:style-name="Source_20_Text"><text:span text:style-name="T13">,</text:span></text:span><text:span text:style-name="Source_20_Text"><text:span text:style-name="T10"> server</text:span></text:span><text:span text:style-name="Source_20_Text"><text:span text:style-name="T13">,</text:span></text:span><text:span text:style-name="Source_20_Text"><text:span text:style-name="T10"> watch</text:span></text:span><text:span text:style-name="Source_20_Text"><text:span text:style-name="T13">);</text:span></text:span></text:p>
      <text:p text:style-name="P13"/>
      <text:p text:style-name="P13"><text:span text:style-name="Source_20_Text"><text:span text:style-name="T12">...</text:span></text:span></text:p>
      <text:p text:style-name="P1"><text:span text:style-name="T3"/></text:p>
      <text:p text:style-name="P1"><text:span text:style-name="T3">Dzięki temu odpalając Gulpa poleceniem </text:span><text:span text:style-name="Strong_20_Emphasis"><text:span text:style-name="T7">gulp</text:span></text:span><text:span text:style-name="T3"> odpalam wszystkie taski - do kompilowania scss na css (z autoprefixerem), obserwowania html, czy pokazany powyżej odpalający webpacka.<text:line-break/>Metoda dla mnie bardzo wygodna, ale czy dla ciebie się sprawdzi? Wszystko zależy od </text:span><text:a xlink:type="simple" xlink:href="http://domanart.pl/warsztat-webmastera" text:style-name="Internet_20_link" text:visited-style-name="Visited_20_Internet_20_Link"><text:span text:style-name="T1">twojego warsztatu webmastera</text:span></text:a><text:span text:style-name="T3"> i tego do czego używasz podobnych narzędzi.</text:span></text:p>
      <text:p text:style-name="P1"><text:span text:style-name="T3">Niektórzy są frontendowcami bardziej graficznymi i ich zabawa z narzędziami nie bawi. Osoby takie najczęściej wybierają narzędzia takie jak </text:span><text:a xlink:type="simple" xlink:href="https://prepros.io/" text:style-name="Internet_20_link" text:visited-style-name="Visited_20_Internet_20_Link"><text:span text:style-name="T1">Prepros</text:span></text:a><text:span text:style-name="T3"> czy </text:span><text:a xlink:type="simple" xlink:href="https://codekitapp.com/" text:style-name="Internet_20_link" text:visited-style-name="Visited_20_Internet_20_Link"><text:span text:style-name="T1">CodeKit</text:span></text:a><text:span text:style-name="T3">. Ja osobiście czasami w niektórych projektach odpalam sobie taki program i zamiast dłubać w konfiguracji narzędzi i od razu rzucam się na żywioł kodu. Wszystko zależy od sytuacji i nas samych.<text:line-break/>Nie jest tak i nigdy nie będzie, że do celu prowadzi tylko jedna słuszna ścieżka, a cała reszta rozwiązań jest zła.</text:span></text:p>
      <text:p text:style-name="P23"><text:span text:style-name="T4">Jest wiele bardzo dobrych artykułów na temat webpacka. Jednym z nich jest świetny tekst na stronie </text:span><text:a xlink:type="simple" xlink:href="https://medium.com/javascript-training/beginner-s-guide-to-webpack-b1f1a3638460" text:style-name="Internet_20_link" text:visited-style-name="Visited_20_Internet_20_Link"><text:span text:style-name="T2">https://medium.com/javascript-training/beginner-s-guide-to-webpack-b1f1a3638460</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Andale Mono', 'Ubuntu Mono', monospace"/>
    <style:font-face style:name="Open Sans" svg:font-family="'Open Sans', sans-serif"/>
    <style:font-face style:name="OpenSymbol" svg:font-family="OpenSymbol"/>
    <style:font-face style:name="Raleway" svg:font-family="Raleway,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5T22:48:23.92</meta:creation-date>
    <meta:generator>OpenOffice/4.1.6$Win32 OpenOffice.org_project/416m1$Build-9790</meta:generator>
    <dc:date>2019-09-15T23:20:00.78</dc:date>
    <meta:editing-duration>PT23M28S</meta:editing-duration>
    <meta:editing-cycles>22</meta:editing-cycles>
    <meta:document-statistic meta:table-count="0" meta:image-count="2" meta:object-count="0" meta:page-count="16" meta:paragraph-count="282" meta:word-count="3327" meta:character-count="23826"/>
  </office:meta>
</office:document-meta>
</file>